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text-properties fo:font-weight="normal"/>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2">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style>
    <style:style style:name="P31" style:family="paragraph" style:parent-style-name="Text_20_body" style:list-style-name="L4">
      <style:paragraph-properties fo:margin-top="0in" fo:margin-bottom="0in" loext:contextual-spacing="false"/>
    </style:style>
    <style:style style:name="P32" style:family="paragraph" style:parent-style-name="Text_20_body" style:list-style-name="L5">
      <style:paragraph-properties fo:margin-top="0in" fo:margin-bottom="0in" loext:contextual-spacing="false"/>
    </style:style>
    <style:style style:name="P33" style:family="paragraph" style:parent-style-name="Text_20_body" style:list-style-name="L6">
      <style:paragraph-properties fo:margin-top="0in" fo:margin-bottom="0in" loext:contextual-spacing="false"/>
    </style:style>
    <style:style style:name="P34" style:family="paragraph" style:parent-style-name="Text_20_body" style:list-style-name="L7">
      <style:paragraph-properties fo:margin-top="0in" fo:margin-bottom="0in" loext:contextual-spacing="false"/>
    </style:style>
    <style:style style:name="P35" style:family="paragraph" style:parent-style-name="Text_20_body" style:list-style-name="L8">
      <style:paragraph-properties fo:margin-top="0in" fo:margin-bottom="0in" loext:contextual-spacing="false"/>
    </style:style>
    <style:style style:name="P36" style:family="paragraph" style:parent-style-name="Text_20_body" style:list-style-name="L9">
      <style:paragraph-properties fo:margin-top="0in" fo:margin-bottom="0in" loext:contextual-spacing="false"/>
    </style:style>
    <style:style style:name="P37" style:family="paragraph" style:parent-style-name="Text_20_body" style:list-style-name="L10">
      <style:paragraph-properties fo:margin-top="0in" fo:margin-bottom="0in" loext:contextual-spacing="false"/>
    </style:style>
    <style:style style:name="P38" style:family="paragraph" style:parent-style-name="Text_20_body" style:list-style-name="L11">
      <style:paragraph-properties fo:margin-top="0in" fo:margin-bottom="0in" loext:contextual-spacing="false"/>
    </style:style>
    <style:style style:name="P39" style:family="paragraph" style:parent-style-name="Text_20_body" style:list-style-name="L12">
      <style:paragraph-properties fo:margin-top="0in" fo:margin-bottom="0in" loext:contextual-spacing="false"/>
    </style:style>
    <style:style style:name="P40" style:family="paragraph" style:parent-style-name="Text_20_body" style:list-style-name="L13">
      <style:paragraph-properties fo:margin-top="0in" fo:margin-bottom="0in" loext:contextual-spacing="false"/>
    </style:style>
    <style:style style:name="P41" style:family="paragraph" style:parent-style-name="Text_20_body" style:list-style-name="L14">
      <style:paragraph-properties fo:margin-top="0in" fo:margin-bottom="0in" loext:contextual-spacing="false"/>
    </style:style>
    <style:style style:name="P42" style:family="paragraph" style:parent-style-name="Text_20_body" style:list-style-name="L15">
      <style:paragraph-properties fo:margin-top="0in" fo:margin-bottom="0in" loext:contextual-spacing="false"/>
    </style:style>
    <style:style style:name="P43" style:family="paragraph" style:parent-style-name="Text_20_body" style:list-style-name="L16">
      <style:paragraph-properties fo:margin-top="0in" fo:margin-bottom="0in" loext:contextual-spacing="false"/>
    </style:style>
    <style:style style:name="P44" style:family="paragraph" style:parent-style-name="Text_20_body" style:list-style-name="L17">
      <style:paragraph-properties fo:margin-top="0in" fo:margin-bottom="0in" loext:contextual-spacing="false"/>
    </style:style>
    <style:style style:name="P45" style:family="paragraph" style:parent-style-name="Text_20_body" style:list-style-name="L18">
      <style:paragraph-properties fo:margin-top="0in" fo:margin-bottom="0in" loext:contextual-spacing="false"/>
    </style:style>
    <style:style style:name="P46" style:family="paragraph" style:parent-style-name="Text_20_body" style:list-style-name="L19">
      <style:paragraph-properties fo:margin-top="0in" fo:margin-bottom="0in" loext:contextual-spacing="false"/>
    </style:style>
    <style:style style:name="P47" style:family="paragraph" style:parent-style-name="Text_20_body" style:list-style-name="L20">
      <style:paragraph-properties fo:margin-top="0in" fo:margin-bottom="0in" loext:contextual-spacing="false"/>
    </style:style>
    <style:style style:name="P48" style:family="paragraph" style:parent-style-name="Text_20_body" style:list-style-name="L21">
      <style:paragraph-properties fo:margin-top="0in" fo:margin-bottom="0in" loext:contextual-spacing="false"/>
    </style:style>
    <style:style style:name="P49" style:family="paragraph" style:parent-style-name="Text_20_body" style:list-style-name="L22">
      <style:paragraph-properties fo:margin-top="0in" fo:margin-bottom="0in" loext:contextual-spacing="false"/>
    </style:style>
    <style:style style:name="P50" style:family="paragraph" style:parent-style-name="Text_20_body" style:list-style-name="L23">
      <style:paragraph-properties fo:margin-top="0in" fo:margin-bottom="0in" loext:contextual-spacing="false"/>
    </style:style>
    <style:style style:name="P51" style:family="paragraph" style:parent-style-name="Text_20_body" style:list-style-name="L24">
      <style:paragraph-properties fo:margin-top="0in" fo:margin-bottom="0in" loext:contextual-spacing="false"/>
    </style:style>
    <style:style style:name="P52" style:family="paragraph" style:parent-style-name="Text_20_body" style:list-style-name="L25">
      <style:paragraph-properties fo:margin-top="0in" fo:margin-bottom="0in" loext: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h-1-pwd-command"/>1. pwd command</text:h>
      <text:p text:style-name="Text_20_body">Use the <text:span text:style-name="Strong_20_Emphasis">pwd</text:span> command to find out the path of the current working directory (folder) you’re in</text:p>
      <text:h text:style-name="Heading_20_3" text:outline-level="3"><text:bookmark text:name="h-2-cd-command"/>2. cd command</text:h>
      <text:p text:style-name="Text_20_body">To navigate through the Linux files and directories</text:p>
      <text:list xml:id="list4206689262" text:style-name="L1">
        <text:list-item>
          <text:p text:style-name="P28"><text:span text:style-name="Strong_20_Emphasis">cd ..</text:span> (with two dots) to move one directory up</text:p>
        </text:list-item>
        <text:list-item>
          <text:p text:style-name="P28"><text:span text:style-name="Strong_20_Emphasis">cd </text:span>to go straight to the home folder</text:p>
        </text:list-item>
        <text:list-item>
          <text:p text:style-name="P2"><text:span text:style-name="Strong_20_Emphasis">cd-</text:span> (with a hyphen) to move to your previous directory</text:p>
        </text:list-item>
      </text:list>
      <text:h text:style-name="Heading_20_3" text:outline-level="3"><text:bookmark text:name="h-3-ls-command"/>3. ls command</text:h>
      <text:p text:style-name="Text_20_body">The<text:span text:style-name="Strong_20_Emphasis"> ls</text:span> command is used to view the contents of a directory</text:p>
      <text:list xml:id="list3818588048" text:style-name="L2">
        <text:list-item>
          <text:p text:style-name="P29"><text:span text:style-name="Strong_20_Emphasis">ls -R</text:span> will list all the files in the sub-directories as well</text:p>
        </text:list-item>
        <text:list-item>
          <text:p text:style-name="P29"><text:span text:style-name="Strong_20_Emphasis">ls -a</text:span> will show the hidden files</text:p>
        </text:list-item>
        <text:list-item>
          <text:p text:style-name="P3"><text:span text:style-name="Strong_20_Emphasis">ls -al</text:span> will list the files and directories with detailed information like the permissions, size, owner, etc.</text:p>
        </text:list-item>
      </text:list>
      <text:h text:style-name="Heading_20_3" text:outline-level="3"><text:bookmark text:name="h-4-cat-command"/>4. <text:a xlink:type="simple" xlink:href="https://www.hostinger.com/tutorials/linux-cat-command-tutorial-and-examples/" text:style-name="Internet_20_link" text:visited-style-name="Visited_20_Internet_20_Link">cat command</text:a></text:h>
      <text:p text:style-name="Text_20_body"><text:span text:style-name="Strong_20_Emphasis">cat</text:span> (short for concatenate) is one of the most frequently used commands in Linux. It is used to list the contents of a file on the standard output (sdout). </text:p>
      <text:list xml:id="list2497854461" text:style-name="L3">
        <text:list-item>
          <text:p text:style-name="P30"><text:span text:style-name="T1">cat &gt; filename </text:span>creates a new file</text:p>
        </text:list-item>
        <text:list-item>
          <text:p text:style-name="P30"><text:span text:style-name="T1">cat filename1 filename2&gt;filename3 </text:span>joins two files (1 and 2) and stores the output of them in a new file (3)</text:p>
        </text:list-item>
        <text:list-item>
          <text:p text:style-name="P4">to convert a file to upper or lower case use, <text:span text:style-name="Strong_20_Emphasis">cat filename | tr a-z A-Z &gt;output.txt</text:span></text:p>
        </text:list-item>
      </text:list>
      <text:h text:style-name="Heading_20_3" text:outline-level="3"><text:bookmark text:name="h-5-cp-command"/>5. cp command</text:h>
      <text:p text:style-name="Text_20_body">Use the <text:span text:style-name="Strong_20_Emphasis">cp</text:span> command to copy files from the current directory to a different directory. For instance, the command <text:span text:style-name="Strong_20_Emphasis">cp scenery.jpg</text:span> <text:span text:style-name="Strong_20_Emphasis">/home/username/Pictures</text:span> would create a copy of <text:span text:style-name="Strong_20_Emphasis">scenery.jpg</text:span> (from your current directory) into the <text:span text:style-name="Strong_20_Emphasis">Pictures</text:span> directory.</text:p>
      <text:h text:style-name="Heading_20_3" text:outline-level="3"><text:bookmark text:name="h-6-mv-command"/>6. <text:a xlink:type="simple" xlink:href="https://www.hostinger.com/tutorials/how-to-rename-files-in-linux/" text:style-name="Internet_20_link" text:visited-style-name="Visited_20_Internet_20_Link">mv command</text:a></text:h>
      <text:p text:style-name="Text_20_body">The primary use of the <text:span text:style-name="Strong_20_Emphasis">mv</text:span> command is to move files, although it can also be used to rename files.</text:p>
      <text:p text:style-name="Text_20_body">The arguments in mv are similar to the cp command. You need to type <text:span text:style-name="Strong_20_Emphasis">mv</text:span>, the file’s name, and the destination’s directory. For example: <text:span text:style-name="Strong_20_Emphasis">mv file.txt /home/username/Documents</text:span>.</text:p>
      <text:p text:style-name="Text_20_body">To rename files, the Linux command is <text:span text:style-name="Strong_20_Emphasis">mv oldname.ext newname.ext</text:span></text:p>
      <text:h text:style-name="Heading_20_3" text:outline-level="3"><text:bookmark text:name="h-7-mkdir-command"/>7. mkdir command</text:h>
      <text:p text:style-name="Text_20_body">Use <text:span text:style-name="Strong_20_Emphasis">mkdir</text:span> command to make a new directory — if you type <text:span text:style-name="Strong_20_Emphasis">mkdir Music</text:span> it will create a directory called <text:span text:style-name="Strong_20_Emphasis">Music</text:span>.</text:p>
      <text:p text:style-name="Text_20_body">There are extra <text:span text:style-name="Strong_20_Emphasis">mkdir</text:span> commands as well:</text:p>
      <text:list xml:id="list447111008" text:style-name="L4">
        <text:list-item>
          <text:p text:style-name="P31"><text:soft-page-break/>To generate a new directory inside another directory, use this Linux basic command <text:span text:style-name="Strong_20_Emphasis">mkdir Music/Newfile</text:span></text:p>
        </text:list-item>
        <text:list-item>
          <text:p text:style-name="P5">use the <text:span text:style-name="Strong_20_Emphasis">p </text:span>(parents) option to create a directory in between two existing directories. For example, <text:span text:style-name="Strong_20_Emphasis">mkdir -p Music/2020/Newfile</text:span> will create the new “2020” file.</text:p>
        </text:list-item>
      </text:list>
      <text:h text:style-name="Heading_20_3" text:outline-level="3"><text:bookmark text:name="h-8-rmdir-command"/>8. <text:a xlink:type="simple" xlink:href="https://www.hostinger.com/tutorials/how-to-remove-files-and-folders-using-linux-command-line/" text:style-name="Internet_20_link" text:visited-style-name="Visited_20_Internet_20_Link">rmdir command</text:a></text:h>
      <text:p text:style-name="Text_20_body">If you need to delete a directory, use the <text:span text:style-name="Strong_20_Emphasis">rmdir</text:span> command. However, rmdir only allows you to delete empty directories.</text:p>
      <text:h text:style-name="Heading_20_3" text:outline-level="3"><text:bookmark text:name="h-9-rm-command"/>9. rm command</text:h>
      <text:p text:style-name="Text_20_body">The <text:span text:style-name="Strong_20_Emphasis">rm</text:span> command is used to delete directories and the contents within them. If you only want to delete the directory — as an alternative to rmdir — use <text:span text:style-name="Strong_20_Emphasis">rm -r</text:span>.</text:p>
      <text:h text:style-name="Heading_20_3" text:outline-level="3"><text:bookmark text:name="h-10-touch-command"/>10. <text:a xlink:type="simple" xlink:href="https://www.hostinger.com/tutorials/linux-touch-command-with-useful-examples/" text:style-name="Internet_20_link" text:visited-style-name="Visited_20_Internet_20_Link">touch command</text:a></text:h>
      <text:p text:style-name="Text_20_body">The <text:span text:style-name="Strong_20_Emphasis">touch</text:span> command allows you to create a blank new file through the Linux command line. As an example, enter touch <text:span text:style-name="Strong_20_Emphasis">/home/username/Documents/Web.html</text:span> to create an HTML file entitled <text:span text:style-name="Strong_20_Emphasis">Web</text:span> under the <text:span text:style-name="Strong_20_Emphasis">Documents</text:span> directory.</text:p>
      <text:h text:style-name="Heading_20_3" text:outline-level="3"><text:bookmark text:name="h-11-locate-command"/>11. locate command</text:h>
      <text:p text:style-name="Text_20_body">You can use this command to <text:span text:style-name="Strong_20_Emphasis">locate</text:span> a file, just like the search command in Windows. What’s more, using the <text:span text:style-name="Strong_20_Emphasis">-i</text:span> argument along with this command will make it case-insensitive, so you can search for a file even if you don’t remember its exact name.</text:p>
      <text:p text:style-name="Text_20_body">To search for a file that contains two or more words, use an asterisk <text:span text:style-name="Strong_20_Emphasis">(*)</text:span>. For example, <text:span text:style-name="Strong_20_Emphasis">locate -i school*note</text:span> command will search for any file that contains the word “school” and “note”, whether it is uppercase or lowercase.</text:p>
      <text:h text:style-name="Heading_20_3" text:outline-level="3"><text:bookmark text:name="h-12-find-command"/>12. <text:a xlink:type="simple" xlink:href="https://www.hostinger.com/tutorials/how-to-use-find-and-locate-commands-in-linux/" text:style-name="Internet_20_link" text:visited-style-name="Visited_20_Internet_20_Link">find command</text:a></text:h>
      <text:p text:style-name="Text_20_body">Similar to the <text:span text:style-name="Strong_20_Emphasis">locate</text:span> command, using <text:span text:style-name="Strong_20_Emphasis">find</text:span> also searches for files and directories. The difference is, you use the <text:span text:style-name="Strong_20_Emphasis">find</text:span> command to locate files within a given directory.</text:p>
      <text:p text:style-name="Text_20_body">As an example, find <text:span text:style-name="Strong_20_Emphasis">/home/ -name notes.txt</text:span> command will search for a file called <text:span text:style-name="Strong_20_Emphasis">notes.txt</text:span> within the home directory and its subdirectories.</text:p>
      <text:p text:style-name="Text_20_body">Other variations when using the <text:span text:style-name="Strong_20_Emphasis">find</text:span> are:</text:p>
      <text:list xml:id="list3637911787" text:style-name="L5">
        <text:list-item>
          <text:p text:style-name="P32">To find files in the current directory use, <text:span text:style-name="Strong_20_Emphasis">find . -name notes.txt</text:span></text:p>
        </text:list-item>
        <text:list-item>
          <text:p text:style-name="P6">To look for directories use, <text:span text:style-name="Strong_20_Emphasis">/ -type d -name notes. txt</text:span></text:p>
        </text:list-item>
      </text:list>
      <text:h text:style-name="Heading_20_3" text:outline-level="3"><text:bookmark text:name="h-13-grep-command"/>13. <text:a xlink:type="simple" xlink:href="https://www.hostinger.com/tutorials/grep-command-in-linux-useful-examples/" text:style-name="Internet_20_link" text:visited-style-name="Visited_20_Internet_20_Link">grep command</text:a></text:h>
      <text:p text:style-name="Text_20_body">Another basic Linux command that is undoubtedly helpful for everyday use is <text:span text:style-name="Strong_20_Emphasis">grep</text:span>. It lets you search through all the text in a given file.</text:p>
      <text:p text:style-name="Text_20_body">To illustrate, <text:span text:style-name="Strong_20_Emphasis">grep blue notepad.txt</text:span> will search for the word blue in the notepad file. Lines that contain the searched word will be displayed fully.</text:p>
      <text:h text:style-name="Heading_20_3" text:outline-level="3"><text:bookmark text:name="h-14-sudo-command"/><text:soft-page-break/>14. <text:a xlink:type="simple" xlink:href="https://www.hostinger.com/tutorials/sudo-and-the-sudoers-file/" text:style-name="Internet_20_link" text:visited-style-name="Visited_20_Internet_20_Link">sudo command</text:a></text:h>
      <text:p text:style-name="Text_20_body">Short for “<text:span text:style-name="Strong_20_Emphasis">SuperUser Do</text:span>”, this command enables you to perform tasks that require administrative or root permissions. However, it is not advisable to use this command for daily use because it might be easy for an error to occur if you did something wrong.</text:p>
      <text:p text:style-name="P1"><text:bookmark text:name="category-name"/><text:a xlink:type="simple" xlink:href="https://www.hostinger.com/tutorials/vps" text:style-name="Internet_20_link" text:visited-style-name="Visited_20_Internet_20_Link">VPS </text:a></text:p>
      <text:p text:style-name="Text_20_body">May 12, 2022 </text:p>
      <text:p text:style-name="Text_20_body">Artūras B. </text:p>
      <text:p text:style-name="Text_20_body">9min Read </text:p>
      <text:h text:style-name="Heading_20_1" text:outline-level="1">34 Basic Linux Commands Every User Should Know</text:h>
      <text:section text:style-name="Sect1" text:name="thumbnail-image">
        <text:p text:style-name="Text_20_body"><draw:frame draw:style-name="fr1" draw:name="Image1" text:anchor-type="as-char" svg:width="7.5in" svg:height="3.2917in" draw:z-index="0"><draw:image xlink:href="https://www.hostinger.com/tutorials/wp-content/uploads/sites/2/2019/05/linux-commands-1.png" xlink:type="simple" xlink:show="embed" xlink:actuate="onLoad"/><svg:title>34 Basic Linux Commands Every User Should Know</svg:title></draw:frame><text:s/></text:p>
      </text:section>
      <text:p text:style-name="Text_20_body"><text:a xlink:type="simple" xlink:href="https://app.monstercampaigns.com/c/jg9u9k0by4lj9pvcjeso/" office:target-frame-name="_blank" xlink:show="new" text:style-name="Internet_20_link" text:visited-style-name="Visited_20_Internet_20_Link">Download Complete Linux Commands Cheat Sheet</text:a></text:p>
      <text:p text:style-name="Text_20_body">When hearing about Linux, most people think of a complicated operating system that is only used by programmers. But it’s not as scary as it seems.</text:p>
      <text:p text:style-name="Text_20_body">Linux is an entire family of open-source Unix operating systems, that are based on the Linux Kernel. This includes all of the most popular Linux based systems like Ubuntu, Fedora, Mint, Debian, and others. More accurately, they’re called distributions or distros.</text:p>
      <text:p text:style-name="Text_20_body">Since Linux was first released in <text:span text:style-name="Strong_20_Emphasis">1991</text:span>, it has continued to gain popularity due to its open-source nature. People can freely modify and redistribute it under their own name.</text:p>
      <text:p text:style-name="Text_20_body">When operating a Linux OS, you need to use a shell — an interface that gives you access to the operating system’s services. Most Linux distributions use a graphic user interface (GUI) as their shell, mainly to provide ease of use for their users. It is common practice to use them when managing a <text:a xlink:type="simple" xlink:href="https://www.hostinger.com/tutorials/what-is-vps-hosting" text:style-name="Internet_20_link" text:visited-style-name="Visited_20_Internet_20_Link">VPS</text:a>.</text:p>
      <text:p text:style-name="Text_20_body"><text:soft-page-break/>That being said, it’s recommended to use a command-line interface (CLI) because it’s more powerful and effective. Tasks that require a multi-step process through GUI can be done in a matter of seconds by typing commands into the CLI.</text:p>
      <text:p text:style-name="Text_20_body">So if you’re considering using Linux, learning basic command lines will go a long way. In this article, you’ll learn <text:span text:style-name="Strong_20_Emphasis">3</text:span>4 basic Linux commands that will undoubtedly help you navigate through Linux as a newbie.</text:p>
      <text:p text:style-name="Text_20_body">Take full control with Hostinger VPS plans. 30-day money back guarantee - no questions asked! <text:a xlink:type="simple" xlink:href="https://www.hostinger.com/vps-hosting" text:style-name="Internet_20_link" text:visited-style-name="Visited_20_Internet_20_Link">Get Yours Today</text:a> </text:p>
      <text:h text:style-name="Heading_20_2" text:outline-level="2"><text:bookmark text:name="h-linux-basic-commands"/>Linux Basic Commands</text:h>
      <text:p text:style-name="Text_20_body">Before we go on to the list of commands, you need to open the command line first. If you are still unsure about the command-line interface, check out this <text:a xlink:type="simple" xlink:href="https://www.hostinger.com/tutorials/what-is-cli" text:style-name="Internet_20_link" text:visited-style-name="Visited_20_Internet_20_Link">CLI tutorial</text:a>.</text:p>
      <text:p text:style-name="Text_20_body">Although the steps may differ depending on the distribution that you’re using, you can usually find the command line in the <text:span text:style-name="Strong_20_Emphasis">Utilities</text:span> section.</text:p>
      <text:p text:style-name="P7">Here is a list of basic Linux commands:</text:p>
      <text:h text:style-name="Heading_20_3" text:outline-level="3"><text:bookmark text:name="h-1-pwd-command1"/>1. pwd command</text:h>
      <text:p text:style-name="Text_20_body">Use the <text:span text:style-name="Strong_20_Emphasis">pwd</text:span> command to find out the path of the current working directory (folder) you’re in. The command will return an absolute (full) path, which is basically a path of all the directories that starts with a forward slash <text:span text:style-name="Strong_20_Emphasis">(/)</text:span>. An example of an absolute path is <text:span text:style-name="Strong_20_Emphasis">/home/username</text:span>.</text:p>
      <text:h text:style-name="Heading_20_3" text:outline-level="3"><text:bookmark text:name="h-2-cd-command1"/>2. cd command</text:h>
      <text:p text:style-name="Text_20_body">To navigate through the Linux files and directories, use the <text:span text:style-name="Strong_20_Emphasis">cd</text:span> command. It requires either the full path or the name of the directory, depending on the current working directory that you’re in.</text:p>
      <text:p text:style-name="Text_20_body">Let’s say you’re in <text:span text:style-name="Strong_20_Emphasis">/home/username/Documents</text:span> and you want to go to <text:span text:style-name="Strong_20_Emphasis">Photos</text:span>, a subdirectory of <text:span text:style-name="Strong_20_Emphasis">Documents</text:span>. To do so, simply type the following command: <text:span text:style-name="Strong_20_Emphasis">cd</text:span> <text:span text:style-name="Strong_20_Emphasis">Photos</text:span>.</text:p>
      <text:p text:style-name="Text_20_body">Another scenario is if you want to switch to a completely new directory, for example,<text:span text:style-name="Strong_20_Emphasis">/home/username/Movies</text:span>. In this case, you have to type <text:span text:style-name="Strong_20_Emphasis">cd</text:span> followed by the directory’s absolute path: <text:span text:style-name="Strong_20_Emphasis">cd /home/username/Movies</text:span>.</text:p>
      <text:p text:style-name="Text_20_body">There are some shortcuts to help you navigate quickly:</text:p>
      <text:list xml:id="list4063720015" text:style-name="L6">
        <text:list-item>
          <text:p text:style-name="P33"><text:span text:style-name="Strong_20_Emphasis">cd ..</text:span> (with two dots) to move one directory up</text:p>
        </text:list-item>
        <text:list-item>
          <text:p text:style-name="P33"><text:span text:style-name="Strong_20_Emphasis">cd </text:span>to go straight to the home folder</text:p>
        </text:list-item>
        <text:list-item>
          <text:p text:style-name="P8"><text:span text:style-name="Strong_20_Emphasis">cd-</text:span> (with a hyphen) to move to your previous directory</text:p>
        </text:list-item>
      </text:list>
      <text:p text:style-name="Text_20_body">On a side note, Linux’s shell is case sensitive. So, you have to type the name’s directory exactly as it is.</text:p>
      <text:h text:style-name="Heading_20_3" text:outline-level="3"><text:bookmark text:name="h-3-ls-command1"/>3. ls command</text:h>
      <text:p text:style-name="Text_20_body">The<text:span text:style-name="Strong_20_Emphasis"> ls</text:span> command is used to view the contents of a directory. By default, this command will display the contents of your current working directory.</text:p>
      <text:p text:style-name="Text_20_body"><text:soft-page-break/>If you want to see the content of other directories, type <text:span text:style-name="Strong_20_Emphasis">ls</text:span> and then the directory’s path. For example, enter <text:span text:style-name="Strong_20_Emphasis">ls</text:span> <text:span text:style-name="Strong_20_Emphasis">/home/username/Documents</text:span> to view the content of <text:span text:style-name="Strong_20_Emphasis">Documents</text:span>.</text:p>
      <text:p text:style-name="Text_20_body">There are variations you can use with the <text:span text:style-name="Strong_20_Emphasis">ls</text:span> command:</text:p>
      <text:list xml:id="list1975338667" text:style-name="L7">
        <text:list-item>
          <text:p text:style-name="P34"><text:span text:style-name="Strong_20_Emphasis">ls -R</text:span> will list all the files in the sub-directories as well</text:p>
        </text:list-item>
        <text:list-item>
          <text:p text:style-name="P34"><text:span text:style-name="Strong_20_Emphasis">ls -a</text:span> will show the hidden files</text:p>
        </text:list-item>
        <text:list-item>
          <text:p text:style-name="P9"><text:span text:style-name="Strong_20_Emphasis">ls -al</text:span> will list the files and directories with detailed information like the permissions, size, owner, etc.</text:p>
        </text:list-item>
      </text:list>
      <text:h text:style-name="Heading_20_3" text:outline-level="3"><text:bookmark text:name="h-4-cat-command1"/>4. <text:a xlink:type="simple" xlink:href="https://www.hostinger.com/tutorials/linux-cat-command-tutorial-and-examples/" text:style-name="Internet_20_link" text:visited-style-name="Visited_20_Internet_20_Link">cat command</text:a></text:h>
      <text:p text:style-name="Text_20_body"><text:span text:style-name="Strong_20_Emphasis">cat</text:span> (short for concatenate) is one of the most frequently used commands in Linux. It is used to list the contents of a file on the standard output (sdout). To run this command, type <text:span text:style-name="Strong_20_Emphasis">cat</text:span> followed by the file’s name and its extension. For instance: <text:span text:style-name="Strong_20_Emphasis">cat file.txt</text:span>.</text:p>
      <text:p text:style-name="Text_20_body">Here are other ways to use the <text:span text:style-name="Strong_20_Emphasis">cat</text:span> command:</text:p>
      <text:list xml:id="list3029457194" text:style-name="L8">
        <text:list-item>
          <text:p text:style-name="P35"><text:span text:style-name="T1">cat &gt; filename </text:span>creates a new file</text:p>
        </text:list-item>
        <text:list-item>
          <text:p text:style-name="P35"><text:span text:style-name="T1">cat filename1 filename2&gt;filename3 </text:span>joins two files (1 and 2) and stores the output of them in a new file (3)</text:p>
        </text:list-item>
        <text:list-item>
          <text:p text:style-name="P10">to convert a file to upper or lower case use, <text:span text:style-name="Strong_20_Emphasis">cat filename | tr a-z A-Z &gt;output.txt</text:span></text:p>
        </text:list-item>
      </text:list>
      <text:h text:style-name="Heading_20_3" text:outline-level="3"><text:bookmark text:name="h-5-cp-command1"/>5. cp command</text:h>
      <text:p text:style-name="Text_20_body">Use the <text:span text:style-name="Strong_20_Emphasis">cp</text:span> command to copy files from the current directory to a different directory. For instance, the command <text:span text:style-name="Strong_20_Emphasis">cp scenery.jpg</text:span> <text:span text:style-name="Strong_20_Emphasis">/home/username/Pictures</text:span> would create a copy of <text:span text:style-name="Strong_20_Emphasis">scenery.jpg</text:span> (from your current directory) into the <text:span text:style-name="Strong_20_Emphasis">Pictures</text:span> directory.</text:p>
      <text:h text:style-name="Heading_20_3" text:outline-level="3"><text:bookmark text:name="h-6-mv-command1"/>6. <text:a xlink:type="simple" xlink:href="https://www.hostinger.com/tutorials/how-to-rename-files-in-linux/" text:style-name="Internet_20_link" text:visited-style-name="Visited_20_Internet_20_Link">mv command</text:a></text:h>
      <text:p text:style-name="Text_20_body">The primary use of the <text:span text:style-name="Strong_20_Emphasis">mv</text:span> command is to move files, although it can also be used to rename files.</text:p>
      <text:p text:style-name="Text_20_body">The arguments in mv are similar to the cp command. You need to type <text:span text:style-name="Strong_20_Emphasis">mv</text:span>, the file’s name, and the destination’s directory. For example: <text:span text:style-name="Strong_20_Emphasis">mv file.txt /home/username/Documents</text:span>.</text:p>
      <text:p text:style-name="Text_20_body">To rename files, the Linux command is <text:span text:style-name="Strong_20_Emphasis">mv oldname.ext newname.ext</text:span></text:p>
      <text:h text:style-name="Heading_20_3" text:outline-level="3"><text:bookmark text:name="h-7-mkdir-command1"/>7. mkdir command</text:h>
      <text:p text:style-name="Text_20_body">Use <text:span text:style-name="Strong_20_Emphasis">mkdir</text:span> command to make a new directory — if you type <text:span text:style-name="Strong_20_Emphasis">mkdir Music</text:span> it will create a directory called <text:span text:style-name="Strong_20_Emphasis">Music</text:span>.</text:p>
      <text:p text:style-name="Text_20_body">There are extra <text:span text:style-name="Strong_20_Emphasis">mkdir</text:span> commands as well:</text:p>
      <text:list xml:id="list3551993082" text:style-name="L9">
        <text:list-item>
          <text:p text:style-name="P36">To generate a new directory inside another directory, use this Linux basic command <text:span text:style-name="Strong_20_Emphasis">mkdir Music/Newfile</text:span></text:p>
        </text:list-item>
        <text:list-item>
          <text:p text:style-name="P11">use the <text:span text:style-name="Strong_20_Emphasis">p </text:span>(parents) option to create a directory in between two existing directories. For example, <text:span text:style-name="Strong_20_Emphasis">mkdir -p Music/2020/Newfile</text:span> will create the new “2020” file.</text:p>
        </text:list-item>
      </text:list>
      <text:h text:style-name="Heading_20_3" text:outline-level="3"><text:bookmark text:name="h-8-rmdir-command1"/>8. <text:a xlink:type="simple" xlink:href="https://www.hostinger.com/tutorials/how-to-remove-files-and-folders-using-linux-command-line/" text:style-name="Internet_20_link" text:visited-style-name="Visited_20_Internet_20_Link">rmdir command</text:a></text:h>
      <text:p text:style-name="Text_20_body">If you need to delete a directory, use the <text:span text:style-name="Strong_20_Emphasis">rmdir</text:span> command. However, rmdir only allows you to delete empty directories.</text:p>
      <text:h text:style-name="Heading_20_3" text:outline-level="3"><text:bookmark text:name="h-9-rm-command1"/><text:soft-page-break/>9. rm command</text:h>
      <text:p text:style-name="Text_20_body">The <text:span text:style-name="Strong_20_Emphasis">rm</text:span> command is used to delete directories and the contents within them. If you only want to delete the directory — as an alternative to rmdir — use <text:span text:style-name="Strong_20_Emphasis">rm -r</text:span>.</text:p>
      <text:p text:style-name="Text_20_body"><text:span text:style-name="Strong_20_Emphasis">Note</text:span>: Be very careful with this command and double-check which directory you are in. This will delete everything and there is no undo.</text:p>
      <text:h text:style-name="Heading_20_3" text:outline-level="3"><text:bookmark text:name="h-10-touch-command1"/>10. <text:a xlink:type="simple" xlink:href="https://www.hostinger.com/tutorials/linux-touch-command-with-useful-examples/" text:style-name="Internet_20_link" text:visited-style-name="Visited_20_Internet_20_Link">touch command</text:a></text:h>
      <text:p text:style-name="Text_20_body">The <text:span text:style-name="Strong_20_Emphasis">touch</text:span> command allows you to create a blank new file through the Linux command line. As an example, enter touch <text:span text:style-name="Strong_20_Emphasis">/home/username/Documents/Web.html</text:span> to create an HTML file entitled <text:span text:style-name="Strong_20_Emphasis">Web</text:span> under the <text:span text:style-name="Strong_20_Emphasis">Documents</text:span> directory.</text:p>
      <text:h text:style-name="Heading_20_3" text:outline-level="3"><text:bookmark text:name="h-11-locate-command1"/>11. locate command</text:h>
      <text:p text:style-name="Text_20_body">You can use this command to <text:span text:style-name="Strong_20_Emphasis">locate</text:span> a file, just like the search command in Windows. What’s more, using the <text:span text:style-name="Strong_20_Emphasis">-i</text:span> argument along with this command will make it case-insensitive, so you can search for a file even if you don’t remember its exact name.</text:p>
      <text:p text:style-name="Text_20_body">To search for a file that contains two or more words, use an asterisk <text:span text:style-name="Strong_20_Emphasis">(*)</text:span>. For example, <text:span text:style-name="Strong_20_Emphasis">locate -i school*note</text:span> command will search for any file that contains the word “school” and “note”, whether it is uppercase or lowercase.</text:p>
      <text:h text:style-name="Heading_20_3" text:outline-level="3"><text:bookmark text:name="h-12-find-command1"/>12. <text:a xlink:type="simple" xlink:href="https://www.hostinger.com/tutorials/how-to-use-find-and-locate-commands-in-linux/" text:style-name="Internet_20_link" text:visited-style-name="Visited_20_Internet_20_Link">find command</text:a></text:h>
      <text:p text:style-name="Text_20_body">Similar to the <text:span text:style-name="Strong_20_Emphasis">locate</text:span> command, using <text:span text:style-name="Strong_20_Emphasis">find</text:span> also searches for files and directories. The difference is, you use the <text:span text:style-name="Strong_20_Emphasis">find</text:span> command to locate files within a given directory.</text:p>
      <text:p text:style-name="Text_20_body">As an example, find <text:span text:style-name="Strong_20_Emphasis">/home/ -name notes.txt</text:span> command will search for a file called <text:span text:style-name="Strong_20_Emphasis">notes.txt</text:span> within the home directory and its subdirectories.</text:p>
      <text:p text:style-name="Text_20_body">Other variations when using the <text:span text:style-name="Strong_20_Emphasis">find</text:span> are:</text:p>
      <text:list xml:id="list1254042066" text:style-name="L10">
        <text:list-item>
          <text:p text:style-name="P37">To find files in the current directory use, <text:span text:style-name="Strong_20_Emphasis">find . -name notes.txt</text:span></text:p>
        </text:list-item>
        <text:list-item>
          <text:p text:style-name="P12">To look for directories use, <text:span text:style-name="Strong_20_Emphasis">/ -type d -name notes. txt</text:span></text:p>
        </text:list-item>
      </text:list>
      <text:h text:style-name="Heading_20_3" text:outline-level="3"><text:bookmark text:name="h-13-grep-command1"/>13. <text:a xlink:type="simple" xlink:href="https://www.hostinger.com/tutorials/grep-command-in-linux-useful-examples/" text:style-name="Internet_20_link" text:visited-style-name="Visited_20_Internet_20_Link">grep command</text:a></text:h>
      <text:p text:style-name="Text_20_body">Another basic Linux command that is undoubtedly helpful for everyday use is <text:span text:style-name="Strong_20_Emphasis">grep</text:span>. It lets you search through all the text in a given file.</text:p>
      <text:p text:style-name="Text_20_body">To illustrate, <text:span text:style-name="Strong_20_Emphasis">grep blue notepad.txt</text:span> will search for the word blue in the notepad file. Lines that contain the searched word will be displayed fully.</text:p>
      <text:h text:style-name="Heading_20_3" text:outline-level="3"><text:bookmark text:name="h-14-sudo-command1"/>14. <text:a xlink:type="simple" xlink:href="https://www.hostinger.com/tutorials/sudo-and-the-sudoers-file/" text:style-name="Internet_20_link" text:visited-style-name="Visited_20_Internet_20_Link">sudo command</text:a></text:h>
      <text:p text:style-name="Text_20_body">Short for “<text:span text:style-name="Strong_20_Emphasis">SuperUser Do</text:span>”, this command enables you to perform tasks that require administrative or root permissions. However, it is not advisable to use this command for daily use because it might be easy for an error to occur if you did something wrong.</text:p>
      <text:h text:style-name="Heading_20_3" text:outline-level="3"><text:bookmark text:name="h-15-df-command"/><text:soft-page-break/>15. df command</text:h>
      <text:p text:style-name="Text_20_body">Use <text:span text:style-name="Strong_20_Emphasis">df</text:span> command to get a report on the system’s disk space usage, shown in percentage and KBs. If you want to see the report in megabytes, type <text:span text:style-name="Strong_20_Emphasis">df -m</text:span>.</text:p>
      <text:h text:style-name="Heading_20_3" text:outline-level="3"><text:bookmark text:name="h-16-du-command"/>16. <text:a xlink:type="simple" xlink:href="https://www.hostinger.com/tutorials/vps/how-to-check-and-manage-disk-space-via-terminal" text:style-name="Internet_20_link" text:visited-style-name="Visited_20_Internet_20_Link">du command</text:a></text:h>
      <text:p text:style-name="Text_20_body">If you want to check how much space a file or a directory takes, the <text:span text:style-name="Strong_20_Emphasis">du</text:span> (Disk Usage) command is the answer. However, the disk usage summary will show disk block numbers instead of the usual size format. If you want to see it in bytes, kilobytes, and megabytes, add the <text:span text:style-name="Strong_20_Emphasis">-h</text:span> argument to the command line.</text:p>
      <text:p text:style-name="P1"><text:bookmark text:name="category-name1"/><text:a xlink:type="simple" xlink:href="https://www.hostinger.com/tutorials/vps" text:style-name="Internet_20_link" text:visited-style-name="Visited_20_Internet_20_Link">VPS </text:a></text:p>
      <text:p text:style-name="Text_20_body">May 12, 2022 </text:p>
      <text:p text:style-name="Text_20_body">Artūras B. </text:p>
      <text:p text:style-name="Text_20_body">9min Read </text:p>
      <text:h text:style-name="Heading_20_1" text:outline-level="1">34 Basic Linux Commands Every User Should Know</text:h>
      <text:section text:style-name="Sect1" text:name="Section1">
        <text:p text:style-name="Text_20_body"><text:bookmark text:name="thumbnail-image"/><draw:frame draw:style-name="fr1" draw:name="Image2" text:anchor-type="as-char" svg:width="7.5in" svg:height="3.2917in" draw:z-index="1"><draw:image xlink:href="https://www.hostinger.com/tutorials/wp-content/uploads/sites/2/2019/05/linux-commands-1.png" xlink:type="simple" xlink:show="embed" xlink:actuate="onLoad"/><svg:title>34 Basic Linux Commands Every User Should Know</svg:title></draw:frame><text:s/></text:p>
      </text:section>
      <text:p text:style-name="Text_20_body"><text:a xlink:type="simple" xlink:href="https://app.monstercampaigns.com/c/jg9u9k0by4lj9pvcjeso/" office:target-frame-name="_blank" xlink:show="new" text:style-name="Internet_20_link" text:visited-style-name="Visited_20_Internet_20_Link">Download Complete Linux Commands Cheat Sheet</text:a></text:p>
      <text:p text:style-name="Text_20_body">When hearing about Linux, most people think of a complicated operating system that is only used by programmers. But it’s not as scary as it seems.</text:p>
      <text:p text:style-name="Text_20_body">Linux is an entire family of open-source Unix operating systems, that are based on the Linux Kernel. This includes all of the most popular Linux based systems like Ubuntu, Fedora, Mint, Debian, and others. More accurately, they’re called distributions or distros.</text:p>
      <text:p text:style-name="Text_20_body">Since Linux was first released in <text:span text:style-name="Strong_20_Emphasis">1991</text:span>, it has continued to gain popularity due to its open-source nature. People can freely modify and redistribute it under their own name.</text:p>
      <text:p text:style-name="Text_20_body"><text:soft-page-break/>When operating a Linux OS, you need to use a shell — an interface that gives you access to the operating system’s services. Most Linux distributions use a graphic user interface (GUI) as their shell, mainly to provide ease of use for their users. It is common practice to use them when managing a <text:a xlink:type="simple" xlink:href="https://www.hostinger.com/tutorials/what-is-vps-hosting" text:style-name="Internet_20_link" text:visited-style-name="Visited_20_Internet_20_Link">VPS</text:a>.</text:p>
      <text:p text:style-name="Text_20_body">That being said, it’s recommended to use a command-line interface (CLI) because it’s more powerful and effective. Tasks that require a multi-step process through GUI can be done in a matter of seconds by typing commands into the CLI.</text:p>
      <text:p text:style-name="Text_20_body">So if you’re considering using Linux, learning basic command lines will go a long way. In this article, you’ll learn <text:span text:style-name="Strong_20_Emphasis">3</text:span>4 basic Linux commands that will undoubtedly help you navigate through Linux as a newbie.</text:p>
      <text:p text:style-name="Text_20_body">Take full control with Hostinger VPS plans. 30-day money back guarantee - no questions asked! <text:a xlink:type="simple" xlink:href="https://www.hostinger.com/vps-hosting" text:style-name="Internet_20_link" text:visited-style-name="Visited_20_Internet_20_Link">Get Yours Today</text:a> </text:p>
      <text:h text:style-name="Heading_20_2" text:outline-level="2"><text:bookmark text:name="h-linux-basic-commands1"/>Linux Basic Commands</text:h>
      <text:p text:style-name="Text_20_body">Before we go on to the list of commands, you need to open the command line first. If you are still unsure about the command-line interface, check out this <text:a xlink:type="simple" xlink:href="https://www.hostinger.com/tutorials/what-is-cli" text:style-name="Internet_20_link" text:visited-style-name="Visited_20_Internet_20_Link">CLI tutorial</text:a>.</text:p>
      <text:p text:style-name="Text_20_body">Although the steps may differ depending on the distribution that you’re using, you can usually find the command line in the <text:span text:style-name="Strong_20_Emphasis">Utilities</text:span> section.</text:p>
      <text:p text:style-name="P7">Here is a list of basic Linux commands:</text:p>
      <text:h text:style-name="Heading_20_3" text:outline-level="3"><text:bookmark text:name="h-1-pwd-command2"/>1. pwd command</text:h>
      <text:p text:style-name="Text_20_body">Use the <text:span text:style-name="Strong_20_Emphasis">pwd</text:span> command to find out the path of the current working directory (folder) you’re in. The command will return an absolute (full) path, which is basically a path of all the directories that starts with a forward slash <text:span text:style-name="Strong_20_Emphasis">(/)</text:span>. An example of an absolute path is <text:span text:style-name="Strong_20_Emphasis">/home/username</text:span>.</text:p>
      <text:h text:style-name="Heading_20_3" text:outline-level="3"><text:bookmark text:name="h-2-cd-command2"/>2. cd command</text:h>
      <text:p text:style-name="Text_20_body">To navigate through the Linux files and directories, use the <text:span text:style-name="Strong_20_Emphasis">cd</text:span> command. It requires either the full path or the name of the directory, depending on the current working directory that you’re in.</text:p>
      <text:p text:style-name="Text_20_body">Let’s say you’re in <text:span text:style-name="Strong_20_Emphasis">/home/username/Documents</text:span> and you want to go to <text:span text:style-name="Strong_20_Emphasis">Photos</text:span>, a subdirectory of <text:span text:style-name="Strong_20_Emphasis">Documents</text:span>. To do so, simply type the following command: <text:span text:style-name="Strong_20_Emphasis">cd</text:span> <text:span text:style-name="Strong_20_Emphasis">Photos</text:span>.</text:p>
      <text:p text:style-name="Text_20_body">Another scenario is if you want to switch to a completely new directory, for example,<text:span text:style-name="Strong_20_Emphasis">/home/username/Movies</text:span>. In this case, you have to type <text:span text:style-name="Strong_20_Emphasis">cd</text:span> followed by the directory’s absolute path: <text:span text:style-name="Strong_20_Emphasis">cd /home/username/Movies</text:span>.</text:p>
      <text:p text:style-name="Text_20_body">There are some shortcuts to help you navigate quickly:</text:p>
      <text:list xml:id="list2020891332" text:style-name="L11">
        <text:list-item>
          <text:p text:style-name="P38"><text:span text:style-name="Strong_20_Emphasis">cd ..</text:span> (with two dots) to move one directory up</text:p>
        </text:list-item>
        <text:list-item>
          <text:p text:style-name="P38"><text:span text:style-name="Strong_20_Emphasis">cd </text:span>to go straight to the home folder</text:p>
        </text:list-item>
        <text:list-item>
          <text:p text:style-name="P13"><text:span text:style-name="Strong_20_Emphasis">cd-</text:span> (with a hyphen) to move to your previous directory</text:p>
        </text:list-item>
      </text:list>
      <text:p text:style-name="Text_20_body">On a side note, Linux’s shell is case sensitive. So, you have to type the name’s directory exactly as it is.</text:p>
      <text:h text:style-name="Heading_20_3" text:outline-level="3"><text:bookmark text:name="h-3-ls-command2"/><text:soft-page-break/>3. ls command</text:h>
      <text:p text:style-name="Text_20_body">The<text:span text:style-name="Strong_20_Emphasis"> ls</text:span> command is used to view the contents of a directory. By default, this command will display the contents of your current working directory.</text:p>
      <text:p text:style-name="Text_20_body">If you want to see the content of other directories, type <text:span text:style-name="Strong_20_Emphasis">ls</text:span> and then the directory’s path. For example, enter <text:span text:style-name="Strong_20_Emphasis">ls</text:span> <text:span text:style-name="Strong_20_Emphasis">/home/username/Documents</text:span> to view the content of <text:span text:style-name="Strong_20_Emphasis">Documents</text:span>.</text:p>
      <text:p text:style-name="Text_20_body">There are variations you can use with the <text:span text:style-name="Strong_20_Emphasis">ls</text:span> command:</text:p>
      <text:list xml:id="list81525955" text:style-name="L12">
        <text:list-item>
          <text:p text:style-name="P39"><text:span text:style-name="Strong_20_Emphasis">ls -R</text:span> will list all the files in the sub-directories as well</text:p>
        </text:list-item>
        <text:list-item>
          <text:p text:style-name="P39"><text:span text:style-name="Strong_20_Emphasis">ls -a</text:span> will show the hidden files</text:p>
        </text:list-item>
        <text:list-item>
          <text:p text:style-name="P14"><text:span text:style-name="Strong_20_Emphasis">ls -al</text:span> will list the files and directories with detailed information like the permissions, size, owner, etc.</text:p>
        </text:list-item>
      </text:list>
      <text:h text:style-name="Heading_20_3" text:outline-level="3"><text:bookmark text:name="h-4-cat-command2"/>4. <text:a xlink:type="simple" xlink:href="https://www.hostinger.com/tutorials/linux-cat-command-tutorial-and-examples/" text:style-name="Internet_20_link" text:visited-style-name="Visited_20_Internet_20_Link">cat command</text:a></text:h>
      <text:p text:style-name="Text_20_body"><text:span text:style-name="Strong_20_Emphasis">cat</text:span> (short for concatenate) is one of the most frequently used commands in Linux. It is used to list the contents of a file on the standard output (sdout). To run this command, type <text:span text:style-name="Strong_20_Emphasis">cat</text:span> followed by the file’s name and its extension. For instance: <text:span text:style-name="Strong_20_Emphasis">cat file.txt</text:span>.</text:p>
      <text:p text:style-name="Text_20_body">Here are other ways to use the <text:span text:style-name="Strong_20_Emphasis">cat</text:span> command:</text:p>
      <text:list xml:id="list2231337580" text:style-name="L13">
        <text:list-item>
          <text:p text:style-name="P40"><text:span text:style-name="T1">cat &gt; filename </text:span>creates a new file</text:p>
        </text:list-item>
        <text:list-item>
          <text:p text:style-name="P40"><text:span text:style-name="T1">cat filename1 filename2&gt;filename3 </text:span>joins two files (1 and 2) and stores the output of them in a new file (3)</text:p>
        </text:list-item>
        <text:list-item>
          <text:p text:style-name="P15">to convert a file to upper or lower case use, <text:span text:style-name="Strong_20_Emphasis">cat filename | tr a-z A-Z &gt;output.txt</text:span></text:p>
        </text:list-item>
      </text:list>
      <text:h text:style-name="Heading_20_3" text:outline-level="3"><text:bookmark text:name="h-5-cp-command2"/>5. cp command</text:h>
      <text:p text:style-name="Text_20_body">Use the <text:span text:style-name="Strong_20_Emphasis">cp</text:span> command to copy files from the current directory to a different directory. For instance, the command <text:span text:style-name="Strong_20_Emphasis">cp scenery.jpg</text:span> <text:span text:style-name="Strong_20_Emphasis">/home/username/Pictures</text:span> would create a copy of <text:span text:style-name="Strong_20_Emphasis">scenery.jpg</text:span> (from your current directory) into the <text:span text:style-name="Strong_20_Emphasis">Pictures</text:span> directory.</text:p>
      <text:h text:style-name="Heading_20_3" text:outline-level="3"><text:bookmark text:name="h-6-mv-command2"/>6. <text:a xlink:type="simple" xlink:href="https://www.hostinger.com/tutorials/how-to-rename-files-in-linux/" text:style-name="Internet_20_link" text:visited-style-name="Visited_20_Internet_20_Link">mv command</text:a></text:h>
      <text:p text:style-name="Text_20_body">The primary use of the <text:span text:style-name="Strong_20_Emphasis">mv</text:span> command is to move files, although it can also be used to rename files.</text:p>
      <text:p text:style-name="Text_20_body">The arguments in mv are similar to the cp command. You need to type <text:span text:style-name="Strong_20_Emphasis">mv</text:span>, the file’s name, and the destination’s directory. For example: <text:span text:style-name="Strong_20_Emphasis">mv file.txt /home/username/Documents</text:span>.</text:p>
      <text:p text:style-name="Text_20_body">To rename files, the Linux command is <text:span text:style-name="Strong_20_Emphasis">mv oldname.ext newname.ext</text:span></text:p>
      <text:h text:style-name="Heading_20_3" text:outline-level="3"><text:bookmark text:name="h-7-mkdir-command2"/>7. mkdir command</text:h>
      <text:p text:style-name="Text_20_body">Use <text:span text:style-name="Strong_20_Emphasis">mkdir</text:span> command to make a new directory — if you type <text:span text:style-name="Strong_20_Emphasis">mkdir Music</text:span> it will create a directory called <text:span text:style-name="Strong_20_Emphasis">Music</text:span>.</text:p>
      <text:p text:style-name="Text_20_body">There are extra <text:span text:style-name="Strong_20_Emphasis">mkdir</text:span> commands as well:</text:p>
      <text:list xml:id="list50572011" text:style-name="L14">
        <text:list-item>
          <text:p text:style-name="P41">To generate a new directory inside another directory, use this Linux basic command <text:span text:style-name="Strong_20_Emphasis">mkdir Music/Newfile</text:span></text:p>
        </text:list-item>
        <text:list-item>
          <text:p text:style-name="P16">use the <text:span text:style-name="Strong_20_Emphasis">p </text:span>(parents) option to create a directory in between two existing directories. For example, <text:span text:style-name="Strong_20_Emphasis">mkdir -p Music/2020/Newfile</text:span> will create the new “2020” file.</text:p>
        </text:list-item>
      </text:list>
      <text:h text:style-name="Heading_20_3" text:outline-level="3"><text:bookmark text:name="h-8-rmdir-command2"/><text:soft-page-break/>8. <text:a xlink:type="simple" xlink:href="https://www.hostinger.com/tutorials/how-to-remove-files-and-folders-using-linux-command-line/" text:style-name="Internet_20_link" text:visited-style-name="Visited_20_Internet_20_Link">rmdir command</text:a></text:h>
      <text:p text:style-name="Text_20_body">If you need to delete a directory, use the <text:span text:style-name="Strong_20_Emphasis">rmdir</text:span> command. However, rmdir only allows you to delete empty directories.</text:p>
      <text:h text:style-name="Heading_20_3" text:outline-level="3"><text:bookmark text:name="h-9-rm-command2"/>9. rm command</text:h>
      <text:p text:style-name="Text_20_body">The <text:span text:style-name="Strong_20_Emphasis">rm</text:span> command is used to delete directories and the contents within them. If you only want to delete the directory — as an alternative to rmdir — use <text:span text:style-name="Strong_20_Emphasis">rm -r</text:span>.</text:p>
      <text:p text:style-name="Text_20_body"><text:span text:style-name="Strong_20_Emphasis">Note</text:span>: Be very careful with this command and double-check which directory you are in. This will delete everything and there is no undo.</text:p>
      <text:h text:style-name="Heading_20_3" text:outline-level="3"><text:bookmark text:name="h-10-touch-command2"/>10. <text:a xlink:type="simple" xlink:href="https://www.hostinger.com/tutorials/linux-touch-command-with-useful-examples/" text:style-name="Internet_20_link" text:visited-style-name="Visited_20_Internet_20_Link">touch command</text:a></text:h>
      <text:p text:style-name="Text_20_body">The <text:span text:style-name="Strong_20_Emphasis">touch</text:span> command allows you to create a blank new file through the Linux command line. As an example, enter touch <text:span text:style-name="Strong_20_Emphasis">/home/username/Documents/Web.html</text:span> to create an HTML file entitled <text:span text:style-name="Strong_20_Emphasis">Web</text:span> under the <text:span text:style-name="Strong_20_Emphasis">Documents</text:span> directory.</text:p>
      <text:h text:style-name="Heading_20_3" text:outline-level="3"><text:bookmark text:name="h-11-locate-command2"/>11. locate command</text:h>
      <text:p text:style-name="Text_20_body">You can use this command to <text:span text:style-name="Strong_20_Emphasis">locate</text:span> a file, just like the search command in Windows. What’s more, using the <text:span text:style-name="Strong_20_Emphasis">-i</text:span> argument along with this command will make it case-insensitive, so you can search for a file even if you don’t remember its exact name.</text:p>
      <text:p text:style-name="Text_20_body">To search for a file that contains two or more words, use an asterisk <text:span text:style-name="Strong_20_Emphasis">(*)</text:span>. For example, <text:span text:style-name="Strong_20_Emphasis">locate -i school*note</text:span> command will search for any file that contains the word “school” and “note”, whether it is uppercase or lowercase.</text:p>
      <text:h text:style-name="Heading_20_3" text:outline-level="3"><text:bookmark text:name="h-12-find-command2"/>12. <text:a xlink:type="simple" xlink:href="https://www.hostinger.com/tutorials/how-to-use-find-and-locate-commands-in-linux/" text:style-name="Internet_20_link" text:visited-style-name="Visited_20_Internet_20_Link">find command</text:a></text:h>
      <text:p text:style-name="Text_20_body">Similar to the <text:span text:style-name="Strong_20_Emphasis">locate</text:span> command, using <text:span text:style-name="Strong_20_Emphasis">find</text:span> also searches for files and directories. The difference is, you use the <text:span text:style-name="Strong_20_Emphasis">find</text:span> command to locate files within a given directory.</text:p>
      <text:p text:style-name="Text_20_body">As an example, find <text:span text:style-name="Strong_20_Emphasis">/home/ -name notes.txt</text:span> command will search for a file called <text:span text:style-name="Strong_20_Emphasis">notes.txt</text:span> within the home directory and its subdirectories.</text:p>
      <text:p text:style-name="Text_20_body">Other variations when using the <text:span text:style-name="Strong_20_Emphasis">find</text:span> are:</text:p>
      <text:list xml:id="list870610116" text:style-name="L15">
        <text:list-item>
          <text:p text:style-name="P42">To find files in the current directory use, <text:span text:style-name="Strong_20_Emphasis">find . -name notes.txt</text:span></text:p>
        </text:list-item>
        <text:list-item>
          <text:p text:style-name="P17">To look for directories use, <text:span text:style-name="Strong_20_Emphasis">/ -type d -name notes. txt</text:span></text:p>
        </text:list-item>
      </text:list>
      <text:h text:style-name="Heading_20_3" text:outline-level="3"><text:bookmark text:name="h-13-grep-command2"/>13. <text:a xlink:type="simple" xlink:href="https://www.hostinger.com/tutorials/grep-command-in-linux-useful-examples/" text:style-name="Internet_20_link" text:visited-style-name="Visited_20_Internet_20_Link">grep command</text:a></text:h>
      <text:p text:style-name="Text_20_body">Another basic Linux command that is undoubtedly helpful for everyday use is <text:span text:style-name="Strong_20_Emphasis">grep</text:span>. It lets you search through all the text in a given file.</text:p>
      <text:p text:style-name="Text_20_body">To illustrate, <text:span text:style-name="Strong_20_Emphasis">grep blue notepad.txt</text:span> will search for the word blue in the notepad file. Lines that contain the searched word will be displayed fully.</text:p>
      <text:h text:style-name="Heading_20_3" text:outline-level="3"><text:bookmark text:name="h-14-sudo-command2"/><text:soft-page-break/>14. <text:a xlink:type="simple" xlink:href="https://www.hostinger.com/tutorials/sudo-and-the-sudoers-file/" text:style-name="Internet_20_link" text:visited-style-name="Visited_20_Internet_20_Link">sudo command</text:a></text:h>
      <text:p text:style-name="Text_20_body">Short for “<text:span text:style-name="Strong_20_Emphasis">SuperUser Do</text:span>”, this command enables you to perform tasks that require administrative or root permissions. However, it is not advisable to use this command for daily use because it might be easy for an error to occur if you did something wrong.</text:p>
      <text:h text:style-name="Heading_20_3" text:outline-level="3"><text:bookmark text:name="h-15-df-command1"/>15. df command</text:h>
      <text:p text:style-name="Text_20_body">Use <text:span text:style-name="Strong_20_Emphasis">df</text:span> command to get a report on the system’s disk space usage, shown in percentage and KBs. If you want to see the report in megabytes, type <text:span text:style-name="Strong_20_Emphasis">df -m</text:span>.</text:p>
      <text:h text:style-name="Heading_20_3" text:outline-level="3"><text:bookmark text:name="h-16-du-command1"/>16. <text:a xlink:type="simple" xlink:href="https://www.hostinger.com/tutorials/vps/how-to-check-and-manage-disk-space-via-terminal" text:style-name="Internet_20_link" text:visited-style-name="Visited_20_Internet_20_Link">du command</text:a></text:h>
      <text:p text:style-name="Text_20_body">If you want to check how much space a file or a directory takes, the <text:span text:style-name="Strong_20_Emphasis">du</text:span> (Disk Usage) command is the answer. However, the disk usage summary will show disk block numbers instead of the usual size format. If you want to see it in bytes, kilobytes, and megabytes, add the <text:span text:style-name="Strong_20_Emphasis">-h</text:span> argument to the command line.</text:p>
      <text:h text:style-name="Heading_20_3" text:outline-level="3"><text:bookmark text:name="h-17-head-command"/>17. head command</text:h>
      <text:p text:style-name="Text_20_body">The<text:span text:style-name="Strong_20_Emphasis"> head</text:span> command is used to view the first lines of any text file. By default, it will show the first ten lines, but you can change this number to your liking. For example, if you only want to show the first five lines, type <text:span text:style-name="Strong_20_Emphasis">head -n 5 filename.ext</text:span>.</text:p>
      <text:h text:style-name="Heading_20_3" text:outline-level="3"><text:bookmark text:name="h-18-tail-command"/>18. <text:a xlink:type="simple" xlink:href="https://www.hostinger.com/tutorials/how-to-use-tail-command/" text:style-name="Internet_20_link" text:visited-style-name="Visited_20_Internet_20_Link">tail command</text:a></text:h>
      <text:p text:style-name="Text_20_body">This one has a similar function to the head command, but instead of showing the first lines, the <text:span text:style-name="Strong_20_Emphasis">tail</text:span> command will display the last ten lines of a text file. For example, <text:span text:style-name="Strong_20_Emphasis">tail -n filename.ext.</text:span></text:p>
      <text:p text:style-name="P1"><text:bookmark text:name="category-name2"/><text:a xlink:type="simple" xlink:href="https://www.hostinger.com/tutorials/vps" text:style-name="Internet_20_link" text:visited-style-name="Visited_20_Internet_20_Link">VPS </text:a></text:p>
      <text:p text:style-name="Text_20_body">May 12, 2022 </text:p>
      <text:p text:style-name="Text_20_body">Artūras B. </text:p>
      <text:p text:style-name="Text_20_body">9min Read </text:p>
      <text:h text:style-name="Heading_20_1" text:outline-level="1">34 Basic Linux Commands Every User Should Know</text:h>
      <text:section text:style-name="Sect1" text:name="Section2">
        <text:p text:style-name="Text_20_body"><text:bookmark text:name="thumbnail-image1"/><text:soft-page-break/><draw:frame draw:style-name="fr1" draw:name="Image3" text:anchor-type="as-char" svg:width="7.5in" svg:height="3.2917in" draw:z-index="2"><draw:image xlink:href="https://www.hostinger.com/tutorials/wp-content/uploads/sites/2/2019/05/linux-commands-1.png" xlink:type="simple" xlink:show="embed" xlink:actuate="onLoad"/><svg:title>34 Basic Linux Commands Every User Should Know</svg:title></draw:frame><text:s/></text:p>
      </text:section>
      <text:p text:style-name="Text_20_body"><text:a xlink:type="simple" xlink:href="https://app.monstercampaigns.com/c/jg9u9k0by4lj9pvcjeso/" office:target-frame-name="_blank" xlink:show="new" text:style-name="Internet_20_link" text:visited-style-name="Visited_20_Internet_20_Link">Download Complete Linux Commands Cheat Sheet</text:a></text:p>
      <text:p text:style-name="Text_20_body">When hearing about Linux, most people think of a complicated operating system that is only used by programmers. But it’s not as scary as it seems.</text:p>
      <text:p text:style-name="Text_20_body">Linux is an entire family of open-source Unix operating systems, that are based on the Linux Kernel. This includes all of the most popular Linux based systems like Ubuntu, Fedora, Mint, Debian, and others. More accurately, they’re called distributions or distros.</text:p>
      <text:p text:style-name="Text_20_body">Since Linux was first released in <text:span text:style-name="Strong_20_Emphasis">1991</text:span>, it has continued to gain popularity due to its open-source nature. People can freely modify and redistribute it under their own name.</text:p>
      <text:p text:style-name="Text_20_body">When operating a Linux OS, you need to use a shell — an interface that gives you access to the operating system’s services. Most Linux distributions use a graphic user interface (GUI) as their shell, mainly to provide ease of use for their users. It is common practice to use them when managing a <text:a xlink:type="simple" xlink:href="https://www.hostinger.com/tutorials/what-is-vps-hosting" text:style-name="Internet_20_link" text:visited-style-name="Visited_20_Internet_20_Link">VPS</text:a>.</text:p>
      <text:p text:style-name="Text_20_body">That being said, it’s recommended to use a command-line interface (CLI) because it’s more powerful and effective. Tasks that require a multi-step process through GUI can be done in a matter of seconds by typing commands into the CLI.</text:p>
      <text:p text:style-name="Text_20_body">So if you’re considering using Linux, learning basic command lines will go a long way. In this article, you’ll learn <text:span text:style-name="Strong_20_Emphasis">3</text:span>4 basic Linux commands that will undoubtedly help you navigate through Linux as a newbie.</text:p>
      <text:p text:style-name="Text_20_body">Take full control with Hostinger VPS plans. 30-day money back guarantee - no questions asked! <text:a xlink:type="simple" xlink:href="https://www.hostinger.com/vps-hosting" text:style-name="Internet_20_link" text:visited-style-name="Visited_20_Internet_20_Link">Get Yours Today</text:a> </text:p>
      <text:h text:style-name="Heading_20_2" text:outline-level="2"><text:bookmark text:name="h-linux-basic-commands2"/>Linux Basic Commands</text:h>
      <text:p text:style-name="Text_20_body">Before we go on to the list of commands, you need to open the command line first. If you are still unsure about the command-line interface, check out this <text:a xlink:type="simple" xlink:href="https://www.hostinger.com/tutorials/what-is-cli" text:style-name="Internet_20_link" text:visited-style-name="Visited_20_Internet_20_Link">CLI tutorial</text:a>.</text:p>
      <text:p text:style-name="Text_20_body">Although the steps may differ depending on the distribution that you’re using, you can usually find the command line in the <text:span text:style-name="Strong_20_Emphasis">Utilities</text:span> section.</text:p>
      <text:p text:style-name="P7"><text:soft-page-break/>Here is a list of basic Linux commands:</text:p>
      <text:h text:style-name="Heading_20_3" text:outline-level="3"><text:bookmark text:name="h-1-pwd-command3"/>1. pwd command</text:h>
      <text:p text:style-name="Text_20_body">Use the <text:span text:style-name="Strong_20_Emphasis">pwd</text:span> command to find out the path of the current working directory (folder) you’re in. The command will return an absolute (full) path, which is basically a path of all the directories that starts with a forward slash <text:span text:style-name="Strong_20_Emphasis">(/)</text:span>. An example of an absolute path is <text:span text:style-name="Strong_20_Emphasis">/home/username</text:span>.</text:p>
      <text:h text:style-name="Heading_20_3" text:outline-level="3"><text:bookmark text:name="h-2-cd-command3"/>2. cd command</text:h>
      <text:p text:style-name="Text_20_body">To navigate through the Linux files and directories, use the <text:span text:style-name="Strong_20_Emphasis">cd</text:span> command. It requires either the full path or the name of the directory, depending on the current working directory that you’re in.</text:p>
      <text:p text:style-name="Text_20_body">Let’s say you’re in <text:span text:style-name="Strong_20_Emphasis">/home/username/Documents</text:span> and you want to go to <text:span text:style-name="Strong_20_Emphasis">Photos</text:span>, a subdirectory of <text:span text:style-name="Strong_20_Emphasis">Documents</text:span>. To do so, simply type the following command: <text:span text:style-name="Strong_20_Emphasis">cd</text:span> <text:span text:style-name="Strong_20_Emphasis">Photos</text:span>.</text:p>
      <text:p text:style-name="Text_20_body">Another scenario is if you want to switch to a completely new directory, for example,<text:span text:style-name="Strong_20_Emphasis">/home/username/Movies</text:span>. In this case, you have to type <text:span text:style-name="Strong_20_Emphasis">cd</text:span> followed by the directory’s absolute path: <text:span text:style-name="Strong_20_Emphasis">cd /home/username/Movies</text:span>.</text:p>
      <text:p text:style-name="Text_20_body">There are some shortcuts to help you navigate quickly:</text:p>
      <text:list xml:id="list51377496" text:style-name="L16">
        <text:list-item>
          <text:p text:style-name="P43"><text:span text:style-name="Strong_20_Emphasis">cd ..</text:span> (with two dots) to move one directory up</text:p>
        </text:list-item>
        <text:list-item>
          <text:p text:style-name="P43"><text:span text:style-name="Strong_20_Emphasis">cd </text:span>to go straight to the home folder</text:p>
        </text:list-item>
        <text:list-item>
          <text:p text:style-name="P18"><text:span text:style-name="Strong_20_Emphasis">cd-</text:span> (with a hyphen) to move to your previous directory</text:p>
        </text:list-item>
      </text:list>
      <text:p text:style-name="Text_20_body">On a side note, Linux’s shell is case sensitive. So, you have to type the name’s directory exactly as it is.</text:p>
      <text:h text:style-name="Heading_20_3" text:outline-level="3"><text:bookmark text:name="h-3-ls-command3"/>3. ls command</text:h>
      <text:p text:style-name="Text_20_body">The<text:span text:style-name="Strong_20_Emphasis"> ls</text:span> command is used to view the contents of a directory. By default, this command will display the contents of your current working directory.</text:p>
      <text:p text:style-name="Text_20_body">If you want to see the content of other directories, type <text:span text:style-name="Strong_20_Emphasis">ls</text:span> and then the directory’s path. For example, enter <text:span text:style-name="Strong_20_Emphasis">ls</text:span> <text:span text:style-name="Strong_20_Emphasis">/home/username/Documents</text:span> to view the content of <text:span text:style-name="Strong_20_Emphasis">Documents</text:span>.</text:p>
      <text:p text:style-name="Text_20_body">There are variations you can use with the <text:span text:style-name="Strong_20_Emphasis">ls</text:span> command:</text:p>
      <text:list xml:id="list900666858" text:style-name="L17">
        <text:list-item>
          <text:p text:style-name="P44"><text:span text:style-name="Strong_20_Emphasis">ls -R</text:span> will list all the files in the sub-directories as well</text:p>
        </text:list-item>
        <text:list-item>
          <text:p text:style-name="P44"><text:span text:style-name="Strong_20_Emphasis">ls -a</text:span> will show the hidden files</text:p>
        </text:list-item>
        <text:list-item>
          <text:p text:style-name="P19"><text:span text:style-name="Strong_20_Emphasis">ls -al</text:span> will list the files and directories with detailed information like the permissions, size, owner, etc.</text:p>
        </text:list-item>
      </text:list>
      <text:h text:style-name="Heading_20_3" text:outline-level="3"><text:bookmark text:name="h-4-cat-command3"/>4. <text:a xlink:type="simple" xlink:href="https://www.hostinger.com/tutorials/linux-cat-command-tutorial-and-examples/" text:style-name="Internet_20_link" text:visited-style-name="Visited_20_Internet_20_Link">cat command</text:a></text:h>
      <text:p text:style-name="Text_20_body"><text:span text:style-name="Strong_20_Emphasis">cat</text:span> (short for concatenate) is one of the most frequently used commands in Linux. It is used to list the contents of a file on the standard output (sdout). To run this command, type <text:span text:style-name="Strong_20_Emphasis">cat</text:span> followed by the file’s name and its extension. For instance: <text:span text:style-name="Strong_20_Emphasis">cat file.txt</text:span>.</text:p>
      <text:p text:style-name="Text_20_body">Here are other ways to use the <text:span text:style-name="Strong_20_Emphasis">cat</text:span> command:</text:p>
      <text:list xml:id="list3753440502" text:style-name="L18">
        <text:list-item>
          <text:p text:style-name="P45"><text:span text:style-name="T1">cat &gt; filename </text:span>creates a new file</text:p>
        </text:list-item>
        <text:list-item>
          <text:p text:style-name="P45"><text:soft-page-break/><text:span text:style-name="T1">cat filename1 filename2&gt;filename3 </text:span>joins two files (1 and 2) and stores the output of them in a new file (3)</text:p>
        </text:list-item>
        <text:list-item>
          <text:p text:style-name="P20">to convert a file to upper or lower case use, <text:span text:style-name="Strong_20_Emphasis">cat filename | tr a-z A-Z &gt;output.txt</text:span></text:p>
        </text:list-item>
      </text:list>
      <text:h text:style-name="Heading_20_3" text:outline-level="3"><text:bookmark text:name="h-5-cp-command3"/>5. cp command</text:h>
      <text:p text:style-name="Text_20_body">Use the <text:span text:style-name="Strong_20_Emphasis">cp</text:span> command to copy files from the current directory to a different directory. For instance, the command <text:span text:style-name="Strong_20_Emphasis">cp scenery.jpg</text:span> <text:span text:style-name="Strong_20_Emphasis">/home/username/Pictures</text:span> would create a copy of <text:span text:style-name="Strong_20_Emphasis">scenery.jpg</text:span> (from your current directory) into the <text:span text:style-name="Strong_20_Emphasis">Pictures</text:span> directory.</text:p>
      <text:h text:style-name="Heading_20_3" text:outline-level="3"><text:bookmark text:name="h-6-mv-command3"/>6. <text:a xlink:type="simple" xlink:href="https://www.hostinger.com/tutorials/how-to-rename-files-in-linux/" text:style-name="Internet_20_link" text:visited-style-name="Visited_20_Internet_20_Link">mv command</text:a></text:h>
      <text:p text:style-name="Text_20_body">The primary use of the <text:span text:style-name="Strong_20_Emphasis">mv</text:span> command is to move files, although it can also be used to rename files.</text:p>
      <text:p text:style-name="Text_20_body">The arguments in mv are similar to the cp command. You need to type <text:span text:style-name="Strong_20_Emphasis">mv</text:span>, the file’s name, and the destination’s directory. For example: <text:span text:style-name="Strong_20_Emphasis">mv file.txt /home/username/Documents</text:span>.</text:p>
      <text:p text:style-name="Text_20_body">To rename files, the Linux command is <text:span text:style-name="Strong_20_Emphasis">mv oldname.ext newname.ext</text:span></text:p>
      <text:h text:style-name="Heading_20_3" text:outline-level="3"><text:bookmark text:name="h-7-mkdir-command3"/>7. mkdir command</text:h>
      <text:p text:style-name="Text_20_body">Use <text:span text:style-name="Strong_20_Emphasis">mkdir</text:span> command to make a new directory — if you type <text:span text:style-name="Strong_20_Emphasis">mkdir Music</text:span> it will create a directory called <text:span text:style-name="Strong_20_Emphasis">Music</text:span>.</text:p>
      <text:p text:style-name="Text_20_body">There are extra <text:span text:style-name="Strong_20_Emphasis">mkdir</text:span> commands as well:</text:p>
      <text:list xml:id="list3827374055" text:style-name="L19">
        <text:list-item>
          <text:p text:style-name="P46">To generate a new directory inside another directory, use this Linux basic command <text:span text:style-name="Strong_20_Emphasis">mkdir Music/Newfile</text:span></text:p>
        </text:list-item>
        <text:list-item>
          <text:p text:style-name="P21">use the <text:span text:style-name="Strong_20_Emphasis">p </text:span>(parents) option to create a directory in between two existing directories. For example, <text:span text:style-name="Strong_20_Emphasis">mkdir -p Music/2020/Newfile</text:span> will create the new “2020” file.</text:p>
        </text:list-item>
      </text:list>
      <text:h text:style-name="Heading_20_3" text:outline-level="3"><text:bookmark text:name="h-8-rmdir-command3"/>8. <text:a xlink:type="simple" xlink:href="https://www.hostinger.com/tutorials/how-to-remove-files-and-folders-using-linux-command-line/" text:style-name="Internet_20_link" text:visited-style-name="Visited_20_Internet_20_Link">rmdir command</text:a></text:h>
      <text:p text:style-name="Text_20_body">If you need to delete a directory, use the <text:span text:style-name="Strong_20_Emphasis">rmdir</text:span> command. However, rmdir only allows you to delete empty directories.</text:p>
      <text:h text:style-name="Heading_20_3" text:outline-level="3"><text:bookmark text:name="h-9-rm-command3"/>9. rm command</text:h>
      <text:p text:style-name="Text_20_body">The <text:span text:style-name="Strong_20_Emphasis">rm</text:span> command is used to delete directories and the contents within them. If you only want to delete the directory — as an alternative to rmdir — use <text:span text:style-name="Strong_20_Emphasis">rm -r</text:span>.</text:p>
      <text:p text:style-name="Text_20_body"><text:span text:style-name="Strong_20_Emphasis">Note</text:span>: Be very careful with this command and double-check which directory you are in. This will delete everything and there is no undo.</text:p>
      <text:h text:style-name="Heading_20_3" text:outline-level="3"><text:bookmark text:name="h-10-touch-command3"/>10. <text:a xlink:type="simple" xlink:href="https://www.hostinger.com/tutorials/linux-touch-command-with-useful-examples/" text:style-name="Internet_20_link" text:visited-style-name="Visited_20_Internet_20_Link">touch command</text:a></text:h>
      <text:p text:style-name="Text_20_body">The <text:span text:style-name="Strong_20_Emphasis">touch</text:span> command allows you to create a blank new file through the Linux command line. As an example, enter touch <text:span text:style-name="Strong_20_Emphasis">/home/username/Documents/Web.html</text:span> to create an HTML file entitled <text:span text:style-name="Strong_20_Emphasis">Web</text:span> under the <text:span text:style-name="Strong_20_Emphasis">Documents</text:span> directory.</text:p>
      <text:h text:style-name="Heading_20_3" text:outline-level="3"><text:bookmark text:name="h-11-locate-command3"/><text:soft-page-break/>11. locate command</text:h>
      <text:p text:style-name="Text_20_body">You can use this command to <text:span text:style-name="Strong_20_Emphasis">locate</text:span> a file, just like the search command in Windows. What’s more, using the <text:span text:style-name="Strong_20_Emphasis">-i</text:span> argument along with this command will make it case-insensitive, so you can search for a file even if you don’t remember its exact name.</text:p>
      <text:p text:style-name="Text_20_body">To search for a file that contains two or more words, use an asterisk <text:span text:style-name="Strong_20_Emphasis">(*)</text:span>. For example, <text:span text:style-name="Strong_20_Emphasis">locate -i school*note</text:span> command will search for any file that contains the word “school” and “note”, whether it is uppercase or lowercase.</text:p>
      <text:h text:style-name="Heading_20_3" text:outline-level="3"><text:bookmark text:name="h-12-find-command3"/>12. <text:a xlink:type="simple" xlink:href="https://www.hostinger.com/tutorials/how-to-use-find-and-locate-commands-in-linux/" text:style-name="Internet_20_link" text:visited-style-name="Visited_20_Internet_20_Link">find command</text:a></text:h>
      <text:p text:style-name="Text_20_body">Similar to the <text:span text:style-name="Strong_20_Emphasis">locate</text:span> command, using <text:span text:style-name="Strong_20_Emphasis">find</text:span> also searches for files and directories. The difference is, you use the <text:span text:style-name="Strong_20_Emphasis">find</text:span> command to locate files within a given directory.</text:p>
      <text:p text:style-name="Text_20_body">As an example, find <text:span text:style-name="Strong_20_Emphasis">/home/ -name notes.txt</text:span> command will search for a file called <text:span text:style-name="Strong_20_Emphasis">notes.txt</text:span> within the home directory and its subdirectories.</text:p>
      <text:p text:style-name="Text_20_body">Other variations when using the <text:span text:style-name="Strong_20_Emphasis">find</text:span> are:</text:p>
      <text:list xml:id="list1238442738" text:style-name="L20">
        <text:list-item>
          <text:p text:style-name="P47">To find files in the current directory use, <text:span text:style-name="Strong_20_Emphasis">find . -name notes.txt</text:span></text:p>
        </text:list-item>
        <text:list-item>
          <text:p text:style-name="P22">To look for directories use, <text:span text:style-name="Strong_20_Emphasis">/ -type d -name notes. txt</text:span></text:p>
        </text:list-item>
      </text:list>
      <text:h text:style-name="Heading_20_3" text:outline-level="3"><text:bookmark text:name="h-13-grep-command3"/>13. <text:a xlink:type="simple" xlink:href="https://www.hostinger.com/tutorials/grep-command-in-linux-useful-examples/" text:style-name="Internet_20_link" text:visited-style-name="Visited_20_Internet_20_Link">grep command</text:a></text:h>
      <text:p text:style-name="Text_20_body">Another basic Linux command that is undoubtedly helpful for everyday use is <text:span text:style-name="Strong_20_Emphasis">grep</text:span>. It lets you search through all the text in a given file.</text:p>
      <text:p text:style-name="Text_20_body">To illustrate, <text:span text:style-name="Strong_20_Emphasis">grep blue notepad.txt</text:span> will search for the word blue in the notepad file. Lines that contain the searched word will be displayed fully.</text:p>
      <text:h text:style-name="Heading_20_3" text:outline-level="3"><text:bookmark text:name="h-14-sudo-command3"/>14. <text:a xlink:type="simple" xlink:href="https://www.hostinger.com/tutorials/sudo-and-the-sudoers-file/" text:style-name="Internet_20_link" text:visited-style-name="Visited_20_Internet_20_Link">sudo command</text:a></text:h>
      <text:p text:style-name="Text_20_body">Short for “<text:span text:style-name="Strong_20_Emphasis">SuperUser Do</text:span>”, this command enables you to perform tasks that require administrative or root permissions. However, it is not advisable to use this command for daily use because it might be easy for an error to occur if you did something wrong.</text:p>
      <text:h text:style-name="Heading_20_3" text:outline-level="3"><text:bookmark text:name="h-15-df-command2"/>15. df command</text:h>
      <text:p text:style-name="Text_20_body">Use <text:span text:style-name="Strong_20_Emphasis">df</text:span> command to get a report on the system’s disk space usage, shown in percentage and KBs. If you want to see the report in megabytes, type <text:span text:style-name="Strong_20_Emphasis">df -m</text:span>.</text:p>
      <text:h text:style-name="Heading_20_3" text:outline-level="3"><text:bookmark text:name="h-16-du-command2"/>16. <text:a xlink:type="simple" xlink:href="https://www.hostinger.com/tutorials/vps/how-to-check-and-manage-disk-space-via-terminal" text:style-name="Internet_20_link" text:visited-style-name="Visited_20_Internet_20_Link">du command</text:a></text:h>
      <text:p text:style-name="Text_20_body">If you want to check how much space a file or a directory takes, the <text:span text:style-name="Strong_20_Emphasis">du</text:span> (Disk Usage) command is the answer. However, the disk usage summary will show disk block numbers instead of the usual size format. If you want to see it in bytes, kilobytes, and megabytes, add the <text:span text:style-name="Strong_20_Emphasis">-h</text:span> argument to the command line.</text:p>
      <text:h text:style-name="Heading_20_3" text:outline-level="3"><text:bookmark text:name="h-17-head-command1"/><text:soft-page-break/>17. head command</text:h>
      <text:p text:style-name="Text_20_body">The<text:span text:style-name="Strong_20_Emphasis"> head</text:span> command is used to view the first lines of any text file. By default, it will show the first ten lines, but you can change this number to your liking. For example, if you only want to show the first five lines, type <text:span text:style-name="Strong_20_Emphasis">head -n 5 filename.ext</text:span>.</text:p>
      <text:h text:style-name="Heading_20_3" text:outline-level="3"><text:bookmark text:name="h-18-tail-command1"/>18. <text:a xlink:type="simple" xlink:href="https://www.hostinger.com/tutorials/how-to-use-tail-command/" text:style-name="Internet_20_link" text:visited-style-name="Visited_20_Internet_20_Link">tail command</text:a></text:h>
      <text:p text:style-name="Text_20_body">This one has a similar function to the head command, but instead of showing the first lines, the <text:span text:style-name="Strong_20_Emphasis">tail</text:span> command will display the last ten lines of a text file. For example, <text:span text:style-name="Strong_20_Emphasis">tail -n filename.ext.</text:span></text:p>
      <text:h text:style-name="Heading_20_3" text:outline-level="3"><text:bookmark text:name="h-19-diff-command"/>19. diff command</text:h>
      <text:p text:style-name="Text_20_body">Short for difference, the <text:span text:style-name="Strong_20_Emphasis">diff</text:span> command compares the contents of two files line by line. After analyzing the files, it will output the lines that do not match. Programmers often use this command when they need to make program alterations instead of rewriting the entire source code.</text:p>
      <text:p text:style-name="Text_20_body">The simplest form of this command is <text:span text:style-name="Strong_20_Emphasis">diff file1.ext file2.ext</text:span></text:p>
      <text:p text:style-name="P1"><text:bookmark text:name="category-name3"/><text:a xlink:type="simple" xlink:href="https://www.hostinger.com/tutorials/vps" text:style-name="Internet_20_link" text:visited-style-name="Visited_20_Internet_20_Link">VPS </text:a></text:p>
      <text:p text:style-name="Text_20_body">May 12, 2022 </text:p>
      <text:p text:style-name="Text_20_body">Artūras B. </text:p>
      <text:p text:style-name="Text_20_body">9min Read </text:p>
      <text:h text:style-name="Heading_20_1" text:outline-level="1">34 Basic Linux Commands Every User Should Know</text:h>
      <text:section text:style-name="Sect1" text:name="Section3">
        <text:p text:style-name="Text_20_body"><text:bookmark text:name="thumbnail-image2"/><draw:frame draw:style-name="fr1" draw:name="Image4" text:anchor-type="as-char" svg:width="7.5in" svg:height="3.2917in" draw:z-index="3"><draw:image xlink:href="https://www.hostinger.com/tutorials/wp-content/uploads/sites/2/2019/05/linux-commands-1.png" xlink:type="simple" xlink:show="embed" xlink:actuate="onLoad"/><svg:title>34 Basic Linux Commands Every User Should Know</svg:title></draw:frame><text:s/></text:p>
      </text:section>
      <text:p text:style-name="Text_20_body"><text:a xlink:type="simple" xlink:href="https://app.monstercampaigns.com/c/jg9u9k0by4lj9pvcjeso/" office:target-frame-name="_blank" xlink:show="new" text:style-name="Internet_20_link" text:visited-style-name="Visited_20_Internet_20_Link">Download Complete Linux Commands Cheat Sheet</text:a></text:p>
      <text:p text:style-name="Text_20_body">When hearing about Linux, most people think of a complicated operating system that is only used by programmers. But it’s not as scary as it seems.</text:p>
      <text:p text:style-name="Text_20_body"><text:soft-page-break/>Linux is an entire family of open-source Unix operating systems, that are based on the Linux Kernel. This includes all of the most popular Linux based systems like Ubuntu, Fedora, Mint, Debian, and others. More accurately, they’re called distributions or distros.</text:p>
      <text:p text:style-name="Text_20_body">Since Linux was first released in <text:span text:style-name="Strong_20_Emphasis">1991</text:span>, it has continued to gain popularity due to its open-source nature. People can freely modify and redistribute it under their own name.</text:p>
      <text:p text:style-name="Text_20_body">When operating a Linux OS, you need to use a shell — an interface that gives you access to the operating system’s services. Most Linux distributions use a graphic user interface (GUI) as their shell, mainly to provide ease of use for their users. It is common practice to use them when managing a <text:a xlink:type="simple" xlink:href="https://www.hostinger.com/tutorials/what-is-vps-hosting" text:style-name="Internet_20_link" text:visited-style-name="Visited_20_Internet_20_Link">VPS</text:a>.</text:p>
      <text:p text:style-name="Text_20_body">That being said, it’s recommended to use a command-line interface (CLI) because it’s more powerful and effective. Tasks that require a multi-step process through GUI can be done in a matter of seconds by typing commands into the CLI.</text:p>
      <text:p text:style-name="Text_20_body">So if you’re considering using Linux, learning basic command lines will go a long way. In this article, you’ll learn <text:span text:style-name="Strong_20_Emphasis">3</text:span>4 basic Linux commands that will undoubtedly help you navigate through Linux as a newbie.</text:p>
      <text:p text:style-name="Text_20_body">Take full control with Hostinger VPS plans. 30-day money back guarantee - no questions asked! <text:a xlink:type="simple" xlink:href="https://www.hostinger.com/vps-hosting" text:style-name="Internet_20_link" text:visited-style-name="Visited_20_Internet_20_Link">Get Yours Today</text:a> </text:p>
      <text:h text:style-name="Heading_20_2" text:outline-level="2"><text:bookmark text:name="h-linux-basic-commands3"/>Linux Basic Commands</text:h>
      <text:p text:style-name="Text_20_body">Before we go on to the list of commands, you need to open the command line first. If you are still unsure about the command-line interface, check out this <text:a xlink:type="simple" xlink:href="https://www.hostinger.com/tutorials/what-is-cli" text:style-name="Internet_20_link" text:visited-style-name="Visited_20_Internet_20_Link">CLI tutorial</text:a>.</text:p>
      <text:p text:style-name="Text_20_body">Although the steps may differ depending on the distribution that you’re using, you can usually find the command line in the <text:span text:style-name="Strong_20_Emphasis">Utilities</text:span> section.</text:p>
      <text:p text:style-name="P7">Here is a list of basic Linux commands:</text:p>
      <text:h text:style-name="Heading_20_3" text:outline-level="3"><text:bookmark text:name="h-1-pwd-command4"/>1. pwd command</text:h>
      <text:p text:style-name="Text_20_body">Use the <text:span text:style-name="Strong_20_Emphasis">pwd</text:span> command to find out the path of the current working directory (folder) you’re in. The command will return an absolute (full) path, which is basically a path of all the directories that starts with a forward slash <text:span text:style-name="Strong_20_Emphasis">(/)</text:span>. An example of an absolute path is <text:span text:style-name="Strong_20_Emphasis">/home/username</text:span>.</text:p>
      <text:h text:style-name="Heading_20_3" text:outline-level="3"><text:bookmark text:name="h-2-cd-command4"/>2. cd command</text:h>
      <text:p text:style-name="Text_20_body">To navigate through the Linux files and directories, use the <text:span text:style-name="Strong_20_Emphasis">cd</text:span> command. It requires either the full path or the name of the directory, depending on the current working directory that you’re in.</text:p>
      <text:p text:style-name="Text_20_body">Let’s say you’re in <text:span text:style-name="Strong_20_Emphasis">/home/username/Documents</text:span> and you want to go to <text:span text:style-name="Strong_20_Emphasis">Photos</text:span>, a subdirectory of <text:span text:style-name="Strong_20_Emphasis">Documents</text:span>. To do so, simply type the following command: <text:span text:style-name="Strong_20_Emphasis">cd</text:span> <text:span text:style-name="Strong_20_Emphasis">Photos</text:span>.</text:p>
      <text:p text:style-name="Text_20_body">Another scenario is if you want to switch to a completely new directory, for example,<text:span text:style-name="Strong_20_Emphasis">/home/username/Movies</text:span>. In this case, you have to type <text:span text:style-name="Strong_20_Emphasis">cd</text:span> followed by the directory’s absolute path: <text:span text:style-name="Strong_20_Emphasis">cd /home/username/Movies</text:span>.</text:p>
      <text:p text:style-name="Text_20_body">There are some shortcuts to help you navigate quickly:</text:p>
      <text:list xml:id="list1457378958" text:style-name="L21">
        <text:list-item>
          <text:p text:style-name="P48"><text:soft-page-break/><text:span text:style-name="Strong_20_Emphasis">cd ..</text:span> (with two dots) to move one directory up</text:p>
        </text:list-item>
        <text:list-item>
          <text:p text:style-name="P48"><text:span text:style-name="Strong_20_Emphasis">cd </text:span>to go straight to the home folder</text:p>
        </text:list-item>
        <text:list-item>
          <text:p text:style-name="P23"><text:span text:style-name="Strong_20_Emphasis">cd-</text:span> (with a hyphen) to move to your previous directory</text:p>
        </text:list-item>
      </text:list>
      <text:p text:style-name="Text_20_body">On a side note, Linux’s shell is case sensitive. So, you have to type the name’s directory exactly as it is.</text:p>
      <text:h text:style-name="Heading_20_3" text:outline-level="3"><text:bookmark text:name="h-3-ls-command4"/>3. ls command</text:h>
      <text:p text:style-name="Text_20_body">The<text:span text:style-name="Strong_20_Emphasis"> ls</text:span> command is used to view the contents of a directory. By default, this command will display the contents of your current working directory.</text:p>
      <text:p text:style-name="Text_20_body">If you want to see the content of other directories, type <text:span text:style-name="Strong_20_Emphasis">ls</text:span> and then the directory’s path. For example, enter <text:span text:style-name="Strong_20_Emphasis">ls</text:span> <text:span text:style-name="Strong_20_Emphasis">/home/username/Documents</text:span> to view the content of <text:span text:style-name="Strong_20_Emphasis">Documents</text:span>.</text:p>
      <text:p text:style-name="Text_20_body">There are variations you can use with the <text:span text:style-name="Strong_20_Emphasis">ls</text:span> command:</text:p>
      <text:list xml:id="list904402661" text:style-name="L22">
        <text:list-item>
          <text:p text:style-name="P49"><text:span text:style-name="Strong_20_Emphasis">ls -R</text:span> will list all the files in the sub-directories as well</text:p>
        </text:list-item>
        <text:list-item>
          <text:p text:style-name="P49"><text:span text:style-name="Strong_20_Emphasis">ls -a</text:span> will show the hidden files</text:p>
        </text:list-item>
        <text:list-item>
          <text:p text:style-name="P24"><text:span text:style-name="Strong_20_Emphasis">ls -al</text:span> will list the files and directories with detailed information like the permissions, size, owner, etc.</text:p>
        </text:list-item>
      </text:list>
      <text:h text:style-name="Heading_20_3" text:outline-level="3"><text:bookmark text:name="h-4-cat-command4"/>4. <text:a xlink:type="simple" xlink:href="https://www.hostinger.com/tutorials/linux-cat-command-tutorial-and-examples/" text:style-name="Internet_20_link" text:visited-style-name="Visited_20_Internet_20_Link">cat command</text:a></text:h>
      <text:p text:style-name="Text_20_body"><text:span text:style-name="Strong_20_Emphasis">cat</text:span> (short for concatenate) is one of the most frequently used commands in Linux. It is used to list the contents of a file on the standard output (sdout). To run this command, type <text:span text:style-name="Strong_20_Emphasis">cat</text:span> followed by the file’s name and its extension. For instance: <text:span text:style-name="Strong_20_Emphasis">cat file.txt</text:span>.</text:p>
      <text:p text:style-name="Text_20_body">Here are other ways to use the <text:span text:style-name="Strong_20_Emphasis">cat</text:span> command:</text:p>
      <text:list xml:id="list1553012994" text:style-name="L23">
        <text:list-item>
          <text:p text:style-name="P50"><text:span text:style-name="T1">cat &gt; filename </text:span>creates a new file</text:p>
        </text:list-item>
        <text:list-item>
          <text:p text:style-name="P50"><text:span text:style-name="T1">cat filename1 filename2&gt;filename3 </text:span>joins two files (1 and 2) and stores the output of them in a new file (3)</text:p>
        </text:list-item>
        <text:list-item>
          <text:p text:style-name="P25">to convert a file to upper or lower case use, <text:span text:style-name="Strong_20_Emphasis">cat filename | tr a-z A-Z &gt;output.txt</text:span></text:p>
        </text:list-item>
      </text:list>
      <text:h text:style-name="Heading_20_3" text:outline-level="3"><text:bookmark text:name="h-5-cp-command4"/>5. cp command</text:h>
      <text:p text:style-name="Text_20_body">Use the <text:span text:style-name="Strong_20_Emphasis">cp</text:span> command to copy files from the current directory to a different directory. For instance, the command <text:span text:style-name="Strong_20_Emphasis">cp scenery.jpg</text:span> <text:span text:style-name="Strong_20_Emphasis">/home/username/Pictures</text:span> would create a copy of <text:span text:style-name="Strong_20_Emphasis">scenery.jpg</text:span> (from your current directory) into the <text:span text:style-name="Strong_20_Emphasis">Pictures</text:span> directory.</text:p>
      <text:h text:style-name="Heading_20_3" text:outline-level="3"><text:bookmark text:name="h-6-mv-command4"/>6. <text:a xlink:type="simple" xlink:href="https://www.hostinger.com/tutorials/how-to-rename-files-in-linux/" text:style-name="Internet_20_link" text:visited-style-name="Visited_20_Internet_20_Link">mv command</text:a></text:h>
      <text:p text:style-name="Text_20_body">The primary use of the <text:span text:style-name="Strong_20_Emphasis">mv</text:span> command is to move files, although it can also be used to rename files.</text:p>
      <text:p text:style-name="Text_20_body">The arguments in mv are similar to the cp command. You need to type <text:span text:style-name="Strong_20_Emphasis">mv</text:span>, the file’s name, and the destination’s directory. For example: <text:span text:style-name="Strong_20_Emphasis">mv file.txt /home/username/Documents</text:span>.</text:p>
      <text:p text:style-name="Text_20_body">To rename files, the Linux command is <text:span text:style-name="Strong_20_Emphasis">mv oldname.ext newname.ext</text:span></text:p>
      <text:h text:style-name="Heading_20_3" text:outline-level="3"><text:bookmark text:name="h-7-mkdir-command4"/>7. mkdir command</text:h>
      <text:p text:style-name="Text_20_body">Use <text:span text:style-name="Strong_20_Emphasis">mkdir</text:span> command to make a new directory — if you type <text:span text:style-name="Strong_20_Emphasis">mkdir Music</text:span> it will create a directory called <text:span text:style-name="Strong_20_Emphasis">Music</text:span>.</text:p>
      <text:p text:style-name="Text_20_body"><text:soft-page-break/>There are extra <text:span text:style-name="Strong_20_Emphasis">mkdir</text:span> commands as well:</text:p>
      <text:list xml:id="list3890081714" text:style-name="L24">
        <text:list-item>
          <text:p text:style-name="P51">To generate a new directory inside another directory, use this Linux basic command <text:span text:style-name="Strong_20_Emphasis">mkdir Music/Newfile</text:span></text:p>
        </text:list-item>
        <text:list-item>
          <text:p text:style-name="P26">use the <text:span text:style-name="Strong_20_Emphasis">p </text:span>(parents) option to create a directory in between two existing directories. For example, <text:span text:style-name="Strong_20_Emphasis">mkdir -p Music/2020/Newfile</text:span> will create the new “2020” file.</text:p>
        </text:list-item>
      </text:list>
      <text:h text:style-name="Heading_20_3" text:outline-level="3"><text:bookmark text:name="h-8-rmdir-command4"/>8. <text:a xlink:type="simple" xlink:href="https://www.hostinger.com/tutorials/how-to-remove-files-and-folders-using-linux-command-line/" text:style-name="Internet_20_link" text:visited-style-name="Visited_20_Internet_20_Link">rmdir command</text:a></text:h>
      <text:p text:style-name="Text_20_body">If you need to delete a directory, use the <text:span text:style-name="Strong_20_Emphasis">rmdir</text:span> command. However, rmdir only allows you to delete empty directories.</text:p>
      <text:h text:style-name="Heading_20_3" text:outline-level="3"><text:bookmark text:name="h-9-rm-command4"/>9. rm command</text:h>
      <text:p text:style-name="Text_20_body">The <text:span text:style-name="Strong_20_Emphasis">rm</text:span> command is used to delete directories and the contents within them. If you only want to delete the directory — as an alternative to rmdir — use <text:span text:style-name="Strong_20_Emphasis">rm -r</text:span>.</text:p>
      <text:p text:style-name="Text_20_body"><text:span text:style-name="Strong_20_Emphasis">Note</text:span>: Be very careful with this command and double-check which directory you are in. This will delete everything and there is no undo.</text:p>
      <text:h text:style-name="Heading_20_3" text:outline-level="3"><text:bookmark text:name="h-10-touch-command4"/>10. <text:a xlink:type="simple" xlink:href="https://www.hostinger.com/tutorials/linux-touch-command-with-useful-examples/" text:style-name="Internet_20_link" text:visited-style-name="Visited_20_Internet_20_Link">touch command</text:a></text:h>
      <text:p text:style-name="Text_20_body">The <text:span text:style-name="Strong_20_Emphasis">touch</text:span> command allows you to create a blank new file through the Linux command line. As an example, enter touch <text:span text:style-name="Strong_20_Emphasis">/home/username/Documents/Web.html</text:span> to create an HTML file entitled <text:span text:style-name="Strong_20_Emphasis">Web</text:span> under the <text:span text:style-name="Strong_20_Emphasis">Documents</text:span> directory.</text:p>
      <text:h text:style-name="Heading_20_3" text:outline-level="3"><text:bookmark text:name="h-11-locate-command4"/>11. locate command</text:h>
      <text:p text:style-name="Text_20_body">You can use this command to <text:span text:style-name="Strong_20_Emphasis">locate</text:span> a file, just like the search command in Windows. What’s more, using the <text:span text:style-name="Strong_20_Emphasis">-i</text:span> argument along with this command will make it case-insensitive, so you can search for a file even if you don’t remember its exact name.</text:p>
      <text:p text:style-name="Text_20_body">To search for a file that contains two or more words, use an asterisk <text:span text:style-name="Strong_20_Emphasis">(*)</text:span>. For example, <text:span text:style-name="Strong_20_Emphasis">locate -i school*note</text:span> command will search for any file that contains the word “school” and “note”, whether it is uppercase or lowercase.</text:p>
      <text:h text:style-name="Heading_20_3" text:outline-level="3"><text:bookmark text:name="h-12-find-command4"/>12. <text:a xlink:type="simple" xlink:href="https://www.hostinger.com/tutorials/how-to-use-find-and-locate-commands-in-linux/" text:style-name="Internet_20_link" text:visited-style-name="Visited_20_Internet_20_Link">find command</text:a></text:h>
      <text:p text:style-name="Text_20_body">Similar to the <text:span text:style-name="Strong_20_Emphasis">locate</text:span> command, using <text:span text:style-name="Strong_20_Emphasis">find</text:span> also searches for files and directories. The difference is, you use the <text:span text:style-name="Strong_20_Emphasis">find</text:span> command to locate files within a given directory.</text:p>
      <text:p text:style-name="Text_20_body">As an example, find <text:span text:style-name="Strong_20_Emphasis">/home/ -name notes.txt</text:span> command will search for a file called <text:span text:style-name="Strong_20_Emphasis">notes.txt</text:span> within the home directory and its subdirectories.</text:p>
      <text:p text:style-name="Text_20_body">Other variations when using the <text:span text:style-name="Strong_20_Emphasis">find</text:span> are:</text:p>
      <text:list xml:id="list706643732" text:style-name="L25">
        <text:list-item>
          <text:p text:style-name="P52">To find files in the current directory use, <text:span text:style-name="Strong_20_Emphasis">find . -name notes.txt</text:span></text:p>
        </text:list-item>
        <text:list-item>
          <text:p text:style-name="P27">To look for directories use, <text:span text:style-name="Strong_20_Emphasis">/ -type d -name notes. txt</text:span></text:p>
        </text:list-item>
      </text:list>
      <text:h text:style-name="Heading_20_3" text:outline-level="3"><text:bookmark text:name="h-13-grep-command4"/>13. <text:a xlink:type="simple" xlink:href="https://www.hostinger.com/tutorials/grep-command-in-linux-useful-examples/" text:style-name="Internet_20_link" text:visited-style-name="Visited_20_Internet_20_Link">grep command</text:a></text:h>
      <text:p text:style-name="Text_20_body">Another basic Linux command that is undoubtedly helpful for everyday use is <text:span text:style-name="Strong_20_Emphasis">grep</text:span>. It lets you search through all the text in a given file.</text:p>
      <text:p text:style-name="Text_20_body"><text:soft-page-break/>To illustrate, <text:span text:style-name="Strong_20_Emphasis">grep blue notepad.txt</text:span> will search for the word blue in the notepad file. Lines that contain the searched word will be displayed fully.</text:p>
      <text:h text:style-name="Heading_20_3" text:outline-level="3"><text:bookmark text:name="h-14-sudo-command4"/>14. <text:a xlink:type="simple" xlink:href="https://www.hostinger.com/tutorials/sudo-and-the-sudoers-file/" text:style-name="Internet_20_link" text:visited-style-name="Visited_20_Internet_20_Link">sudo command</text:a></text:h>
      <text:p text:style-name="Text_20_body">Short for “<text:span text:style-name="Strong_20_Emphasis">SuperUser Do</text:span>”, this command enables you to perform tasks that require administrative or root permissions. However, it is not advisable to use this command for daily use because it might be easy for an error to occur if you did something wrong.</text:p>
      <text:h text:style-name="Heading_20_3" text:outline-level="3"><text:bookmark text:name="h-15-df-command3"/>15. df command</text:h>
      <text:p text:style-name="Text_20_body">Use <text:span text:style-name="Strong_20_Emphasis">df</text:span> command to get a report on the system’s disk space usage, shown in percentage and KBs. If you want to see the report in megabytes, type <text:span text:style-name="Strong_20_Emphasis">df -m</text:span>.</text:p>
      <text:h text:style-name="Heading_20_3" text:outline-level="3"><text:bookmark text:name="h-16-du-command3"/>16. <text:a xlink:type="simple" xlink:href="https://www.hostinger.com/tutorials/vps/how-to-check-and-manage-disk-space-via-terminal" text:style-name="Internet_20_link" text:visited-style-name="Visited_20_Internet_20_Link">du command</text:a></text:h>
      <text:p text:style-name="Text_20_body">If you want to check how much space a file or a directory takes, the <text:span text:style-name="Strong_20_Emphasis">du</text:span> (Disk Usage) command is the answer. However, the disk usage summary will show disk block numbers instead of the usual size format. If you want to see it in bytes, kilobytes, and megabytes, add the <text:span text:style-name="Strong_20_Emphasis">-h</text:span> argument to the command line.</text:p>
      <text:h text:style-name="Heading_20_3" text:outline-level="3"><text:bookmark text:name="h-17-head-command2"/>17. head command</text:h>
      <text:p text:style-name="Text_20_body">The<text:span text:style-name="Strong_20_Emphasis"> head</text:span> command is used to view the first lines of any text file. By default, it will show the first ten lines, but you can change this number to your liking. For example, if you only want to show the first five lines, type <text:span text:style-name="Strong_20_Emphasis">head -n 5 filename.ext</text:span>.</text:p>
      <text:h text:style-name="Heading_20_3" text:outline-level="3"><text:bookmark text:name="h-18-tail-command2"/>18. <text:a xlink:type="simple" xlink:href="https://www.hostinger.com/tutorials/how-to-use-tail-command/" text:style-name="Internet_20_link" text:visited-style-name="Visited_20_Internet_20_Link">tail command</text:a></text:h>
      <text:p text:style-name="Text_20_body">This one has a similar function to the head command, but instead of showing the first lines, the <text:span text:style-name="Strong_20_Emphasis">tail</text:span> command will display the last ten lines of a text file. For example, <text:span text:style-name="Strong_20_Emphasis">tail -n filename.ext.</text:span></text:p>
      <text:h text:style-name="Heading_20_3" text:outline-level="3"><text:bookmark text:name="h-19-diff-command1"/>19. diff command</text:h>
      <text:p text:style-name="Text_20_body">Short for difference, the <text:span text:style-name="Strong_20_Emphasis">diff</text:span> command compares the contents of two files line by line. After analyzing the files, it will output the lines that do not match. Programmers often use this command when they need to make program alterations instead of rewriting the entire source code.</text:p>
      <text:p text:style-name="Text_20_body">The simplest form of this command is <text:span text:style-name="Strong_20_Emphasis">diff file1.ext file2.ext</text:span></text:p>
      <text:h text:style-name="Heading_20_3" text:outline-level="3"><text:bookmark text:name="h-20-tar-command"/>20. <text:a xlink:type="simple" xlink:href="https://www.hostinger.com/tutorials/linux-tar-command-with-examples/" text:style-name="Internet_20_link" text:visited-style-name="Visited_20_Internet_20_Link">tar command</text:a></text:h>
      <text:p text:style-name="Text_20_body">The <text:span text:style-name="Strong_20_Emphasis">tar</text:span> command is the most used command to archive multiple files into a <text:span text:style-name="Strong_20_Emphasis">tarball</text:span> — a common Linux file format that is similar to zip format, with compression being optional.</text:p>
      <text:p text:style-name="Text_20_body">This command is quite complex with a long list of functions such as adding new files into an existing archive, listing the content of an archive, extracting the content from an archive, and many more. Check out some <text:a xlink:type="simple" xlink:href="https://www.linuxtechi.com/17-tar-command-examples-in-linux/" office:target-frame-name="_blank" xlink:show="new" text:style-name="Internet_20_link" text:visited-style-name="Visited_20_Internet_20_Link">practical examples</text:a> to know more about other functions.</text:p>
      <text:h text:style-name="Heading_20_3" text:outline-level="3"><text:bookmark text:name="h-26-wget-command"/><text:soft-page-break/>26. wget command</text:h>
      <text:p text:style-name="Text_20_body">The Linux command line is super useful — you can even download files from the internet with the help of the <text:span text:style-name="Strong_20_Emphasis">wget</text:span> command. To do so, simply type <text:span text:style-name="Strong_20_Emphasis">wget</text:span> followed by the download link.</text:p>
      <text:h text:style-name="Heading_20_3" text:outline-level="3"><text:bookmark text:name="h-28-top-command"/>28. <text:a xlink:type="simple" xlink:href="https://www.hostinger.com/tutorials/vps/how-to-manage-processes-in-linux-using-command-line" text:style-name="Internet_20_link" text:visited-style-name="Visited_20_Internet_20_Link">top command</text:a></text:h>
      <text:p text:style-name="Text_20_body">As a terminal equivalent to Task Manager in Windows, the <text:span text:style-name="Strong_20_Emphasis">top</text:span> command will display a list of running processes and how much CPU each process uses. It’s very useful to monitor system resource usage, especially knowing which process needs to be terminated because it consumes too many resources.</text:p>
      <text:h text:style-name="Heading_20_3" text:outline-level="3"><text:bookmark text:name="h-31-echo-command"/>31. echo command</text:h>
      <text:p text:style-name="Text_20_body">This command is used to move some data into a file. For example, if you want to add the text, “Hello, my name is John” into a file called name.txt, you would type <text:span text:style-name="Strong_20_Emphasis">echo Hello, my name is John</text:span> <text:span text:style-name="Strong_20_Emphasis">&gt;&gt; name.txt</text:span></text:p>
      <text:h text:style-name="Heading_20_3" text:outline-level="3"><text:bookmark text:name="h-32-zip-unzip-command"/>32. zip, <text:a xlink:type="simple" xlink:href="https://www.hostinger.com/tutorials/how-to-unzip-files-linux/" text:style-name="Internet_20_link" text:visited-style-name="Visited_20_Internet_20_Link">unzip command</text:a></text:h>
      <text:p text:style-name="Text_20_body">Use the <text:span text:style-name="Strong_20_Emphasis">zip</text:span> command to compress your files into a zip archive, and use the <text:span text:style-name="Strong_20_Emphasis">unzip</text:span> command to extract the zipped files from a zip archive.</text:p>
      <text:h text:style-name="Heading_20_3" text:outline-level="3"><text:bookmark text:name="h-33-hostname-command"/>33. hostname command</text:h>
      <text:p text:style-name="Text_20_body">If you want to know the name of your host/network simply type <text:span text:style-name="Strong_20_Emphasis">hostname</text:span>. Adding a <text:span text:style-name="Strong_20_Emphasis">-i</text:span> to the end will display the IP address of your networ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1:12:31.302119410</meta:creation-date>
    <dc:date>2022-06-28T18:36:33.715795430</dc:date>
    <meta:editing-duration>PT1S</meta:editing-duration>
    <meta:editing-cycles>1</meta:editing-cycles>
    <meta:document-statistic meta:table-count="0" meta:image-count="4" meta:object-count="0" meta:page-count="21" meta:paragraph-count="391" meta:word-count="6973" meta:character-count="39535" meta:non-whitespace-character-count="32968"/>
    <meta:generator>LibreOffice/6.4.7.2$Linux_X86_64 LibreOffice_project/40$Build-2</meta:generator>
  </office:meta>
</office:document-meta>
</file>